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text-properties style:text-underline-style="none"/>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paragraph-properties fo:text-align="start" style:justify-single-word="false"/>
      <style:text-properties style:text-underline-style="solid" style:text-underline-width="auto" style:text-underline-color="font-color"/>
    </style:style>
    <style:style style:name="P7" style:family="paragraph" style:parent-style-name="Standard">
      <style:text-properties style:text-underline-style="none"/>
    </style:style>
    <style:style style:name="P8" style:family="paragraph" style:parent-style-name="Standard">
      <style:paragraph-properties fo:text-align="start" style:justify-single-word="false"/>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Compiler and Interpreter Report</text:span> </text:p>
      <text:p text:style-name="P4"/>
      <text:p text:style-name="P1">Section 1</text:p>
      <text:p text:style-name="P4"/>
      <text:p text:style-name="P4">For this coursework I created a interpreter, three address code compiler and a MIPS compiler. The MIPS compiler used the three address code compiler to create the MIPS code. The generated MIPS code was designed to run on the emulator QTSPIM. The interpreter, three address code(TAC) compiler and MIPS compiler was developed in parallel. It was especially important to developed the MIPS and TAC compiler as I could create TAC code that made the design challenges in the MIPS easier as I came across them. In this document I will explain how the interpreter and compilers work, show test cases of the interpreter and compiler working, criticise the programs and suggest further work.</text:p>
      <text:p text:style-name="P4"/>
      <text:p text:style-name="P4">The interpreter uses the abstract syntax tree created by the provided code by using a tree walk. A function called interpret recursively parses the tree. There are two types of branches answer branches or state alternating branches. Answer branches return a value while state alternating branches only change the state of the program. The interpret keeps track of what branches are answer branches and returns the value of a answer branch. An answer branch is a branch whose leaf is a RETURN statement. To implement function environments I used a list of variables and there values (frame). I used a list as a interpreter has to assign and update variable dynamically. The frame's of child function are linked to the parent frame so that the child function can access variables in the parent function. Function pointer are placed on the frame where the name of the function pointer is mapped to the function's code and the parent's frame if there is one.</text:p>
      <text:p text:style-name="P4"/>
      <text:p text:style-name="P4">The TAC compile firstly did a tree walk on the abstract syntax tree. From this TAC lines where placed on a list meaning that the MIPS compiler could linearly interpret each TAC line. Linearly interpreting the TAC lines would not be difficult as long as the TAC lines nicely mapped to assembly code. Therefore I purposely wrote the TAC code to map easily to MIPS. For example I did not allow to integer to be added together without placing one of them into a register first. The MIPS assembly can only do arithmetic operations on a two numbers at a time therefore it was important for the TAC compiler to break down arithmetic operations. In the MIPS code variables are transformed into memory addresses. The MIPS compiler uses the interpreter frame code to store variables and there memory addresses. Frames are created when functions are called and parent function frame are attached to child frames like in the interpreter. I used the interpreter frame system to reduce repeated code and because it meant implementing a feature only once.</text:p>
      <text:p text:style-name="P4"><text:tab/></text:p>
      <text:p text:style-name="P4"/>
      <text:p text:style-name="P1">Section 2</text:p>
      <text:p text:style-name="P4"><text:tab/></text:p>
      <text:p text:style-name="P1">Interpreter</text:p>
      <text:p text:style-name="P4"/>
      <text:p text:style-name="P1">Variable Binding</text:p>
      <text:p text:style-name="P1"/>
      <text:p text:style-name="P4">Variables bindings are store in a list called a frame. This frame is a list of symbols which correspond with a value. This values can be updated or a new symbol and value can be added. </text:p>
      <text:p text:style-name="P1"/>
      <text:p text:style-name="P1">Assignment Statements</text:p>
      <text:p text:style-name="P1"/>
      <text:p text:style-name="P4">When a node of type '=' is reached the interpreter evaluates the right node using the evalExp function. This function evaluates arithmetic expressions. This expression is a recursive function who has two base cases. If the node is a intermediate value then that value is returned. If that node is a variable then the value of that variable in the frame is returned. The recursive case is if the node <text:soft-page-break/>has a type of an arithmetic expression. The operator is applied to the value of left and right nodes. Once this expression has been evaluated then this value is bound to the symbol in the left node of the node of type '='. </text:p>
      <text:p text:style-name="P1"/>
      <text:p text:style-name="P1">If statement</text:p>
      <text:p text:style-name="P4"/>
      <text:p text:style-name="P4">When a node is of type IF then the interpreter will evaluate the condition of that IF statement. The condition is calculated in a function evalCondition using a similar method to the evalExp function except the operators are boolean expressions. If the condition is true then the node to the left is evaluated. If the condition is false and there is an else statement then the node to the right is evaluated. If there is no else statement then this branch terminates. </text:p>
      <text:p text:style-name="P4"/>
      <text:p text:style-name="P1">While statement<text:span text:style-name="T2"> </text:span></text:p>
      <text:p text:style-name="P4"/>
      <text:p text:style-name="P4">When a node is of type WHILE then the interpreter will firstly evaluate the condition. If the condition is true then the node to the left will be evaluated. This code will be continuously evaluated in till the condition evaluates as false. Once the condition has evaluated as false this branch terminates. <text:s/></text:p>
      <text:p text:style-name="P4"/>
      <text:p text:style-name="P4"><text:span text:style-name="T1">Return Statement</text:span> </text:p>
      <text:p text:style-name="P4"/>
      <text:p text:style-name="P4">When a node with the type RETURN is parsed by the interpreter the interpreter evaluates the value of the return statement by parsing the node to the left of the return statement. The branch is set to an <text:s/>answer branch. This done using a integer pointer. If the integer pointer is set to 1 the branch is an answer branch if no then it's a state alternating branch. This integer pointer is passed to the interpreter at each evaluation as an argument. When the interpreter is evaluating the program at a node with an non-leaf type node it parses both the left and right node. It will then return the value in the node whose answer branch pointer is true if any. If none are answer branches then the interpreter's answer branch pointer at that point is set to false. </text:p>
      <text:p text:style-name="P4"/>
      <text:p text:style-name="P1">Functions</text:p>
      <text:p text:style-name="P1"/>
      <text:p text:style-name="P4">When a function is called the function evalFunction is called. Firstly the parameters are evaluated using the evalExp function. This will produce a set of values that need to be passed to the function. The function pushStack() in the interpreter is called which creates a new frame. The new frame will contain a new set of variables bindings. The new frame has the parameters added to it bound to the name of the parameters in the function definition.</text:p>
      <text:p text:style-name="P4"/>
      <text:p text:style-name="P4">When the program is first interpreted all of the functions that are not the main function are stored on the global frame. These bindings consist of the name of the function as the symbol and a pointer to the node that contains the functions code. When the function is called the function is taken from the global frame and that node in the binding is executed.</text:p>
      <text:p text:style-name="P4"/>
      <text:p text:style-name="P4">When a function is finished the function popStack() is called which causes the program to go back to the frame that the program was using when the function was called. <text:s/></text:p>
      <text:p text:style-name="P4"/>
      <text:p text:style-name="P4"/>
      <text:p text:style-name="P4"><text:span text:style-name="T1">Nested Functions</text:span> </text:p>
      <text:p text:style-name="P4"/>
      <text:p text:style-name="P4">Nested functions are functions that exist inside an parent functions. When the interpreter sees a node labelled as a function while parsing a function it will store that function name, code node on the parent function's frame and a pointer to the parent's function frame. When that nested function is <text:soft-page-break/>called it's frame is given the parent's function frame as it's context. This makes nested functions closures as they are functions with an environment. If a variable is not found in the nested function's frame then the parent's function frame will be searched. </text:p>
      <text:p text:style-name="P4"/>
      <text:p text:style-name="P1">Function pointers</text:p>
      <text:p text:style-name="P4"/>
      <text:p text:style-name="P4">Functions can be past and returned. The functions environment and code is passed or returned. The return of the function interpret is a structure with can contain two types of values an integer or a closure. If a function pointer is being returned then the interpreter will return the closure. The code will then likely call this function pointer. This closure will then be called like any other function. <text:s/>Passing functions is similar not only do arguments evaluated to integers but they can evaluate to closures. The function is then placed on the new frame of the function being called like any other parameter.</text:p>
      <text:p text:style-name="P4"/>
      <text:p text:style-name="P1">Compiler<text:span text:style-name="T2"> </text:span></text:p>
      <text:p text:style-name="P4"/>
      <text:p text:style-name="P2">Three address code</text:p>
      <text:p text:style-name="P5"/>
      <text:p text:style-name="P2">Arithmetic calculations</text:p>
      <text:p text:style-name="P2"/>
      <text:p text:style-name="P5">Arithmetic calculation are broken down into two forms: <text:s/>A = B + C or A = B. Temporaries are denote a $tn(where n is a integer) are used to break down large arithmetic expressions. For example: </text:p>
      <text:p text:style-name="P5"/>
      <text:p text:style-name="P5">C--:</text:p>
      <text:p text:style-name="P5">int a = 10 + 2 + 5 + 2;</text:p>
      <text:p text:style-name="P5"/>
      <text:p text:style-name="P5">Three address code:</text:p>
      <text:p text:style-name="P5">$t2 = 10;</text:p>
      <text:p text:style-name="P5">$t1 = $t2 + 2;</text:p>
      <text:p text:style-name="P5">$t3 = $t1 + 5;</text:p>
      <text:p text:style-name="P5">$t4 = $t3 + 2;</text:p>
      <text:p text:style-name="P5">$t5 = $t4;</text:p>
      <text:p text:style-name="P5">a = $t5;</text:p>
      <text:p text:style-name="P5"/>
      <text:p text:style-name="P5">When the TAC compiler encounters an arithmetic expression in the tree the left and right expression are evaluated. The base case are either a temporary being directly loaded with a variable or a intermediate value. The recursive case are temporaries being added, subtracted, divided or multiplied to other temporaries or intermediate values. </text:p>
      <text:p text:style-name="P5"/>
      <text:p text:style-name="P2">If Statements</text:p>
      <text:p text:style-name="P5"/>
      <text:p text:style-name="P5">When an node of type if is encounter the compile prints an if statement in the form if $tm. Where m is the name of temporary that holds the value of the condition (1 or 0). The condition is evaluated before the if statement. Sequentially the code starts with the “else” block of clock then the “then” block of code. The end of then block is indicated by “END THEN” and the end of else block is indicated by “END ELSE”.</text:p>
      <text:p text:style-name="P5"/>
      <text:p text:style-name="P2"/>
      <text:p text:style-name="P2"/>
      <text:p text:style-name="P2"/>
      <text:p text:style-name="P2"/>
      <text:p text:style-name="P2"><text:soft-page-break/>While Statements </text:p>
      <text:p text:style-name="P5"><text:s/></text:p>
      <text:p text:style-name="P5">Firstly the condition is pre-calculated above and placed in a temporary. Leaving a statement WHILE $tn where n is a number. Underneath this line is the code to be executed with the block end indicated by the statement END WHILE. </text:p>
      <text:p text:style-name="P5"/>
      <text:p text:style-name="P5"><text:span text:style-name="T1">Functions</text:span> </text:p>
      <text:p text:style-name="P5"/>
      <text:p text:style-name="P5">A node of type D indicates the start of a function. Firstly the name of the function is print Each of the function arguments are prints out using the statement PopArg n where n is the name of the arguments. The code inside is compiled and print. At the end of the function the end of the function is indicated.</text:p>
      <text:p text:style-name="P5"/>
      <text:p text:style-name="P2">Function calls</text:p>
      <text:p text:style-name="P5"/>
      <text:p text:style-name="P5">Firstly the arguments passed to the function are calculated and place into temporaries using the arithmetic methods described early. The temporaries containing the arguments are print out with the command PushParam. The function is then called with the call LCall and the results placed in a temporary. <text:s/></text:p>
      <text:p text:style-name="P5"/>
      <text:p text:style-name="P2">Closures and Function Pointers<text:span text:style-name="T2"> </text:span></text:p>
      <text:p text:style-name="P5"/>
      <text:p text:style-name="P5">Child function are print inside there parent function in similar fashion to how they were in the c-- code. Where variable are is not dealt with in the TAC code. Returned values of function are placed inside temporaries and if they are called the TAC code assume that it is a function pointer. The closure of the function pointer is not dealt with in the TAC code. </text:p>
      <text:p text:style-name="P5"/>
      <text:p text:style-name="P2">Temporaries</text:p>
      <text:p text:style-name="P5"/>
      <text:p text:style-name="P5">There is a variable in the compiler that is incremented either time a new temporary is needed. The temporaries are mapped directly to MIPS registers therefore the temporaries number cannot go over 9. Therefore when a new function is encountered the temporary counter is set back to zero. Every time a then block, else block and while block is entered the temporary counter is set back to zero. This reduces the number of registers used so that programs which use a lot of registers can be run on QTSPIM. </text:p>
      <text:p text:style-name="P5"/>
      <text:p text:style-name="P2">MIPS Compiler</text:p>
      <text:p text:style-name="P5"/>
      <text:p text:style-name="P2">TAC Compiler's output for the MIPS compiler<text:span text:style-name="T2"> </text:span></text:p>
      <text:p text:style-name="P5"/>
      <text:p text:style-name="P5">The TAC compiler as it prints TAC code places those TAC lines into a structure called a TACLINE. This structure contains all of the information needed for each TAC line. 1 TAC line of code can produce more than one TACLINE structure. These TACLINEs are placed into a list and the MIPS compiler compiles these TACLINEs 1 by 1. </text:p>
      <text:p text:style-name="P5"/>
      <text:p text:style-name="P2">Variable<text:span text:style-name="T2"> </text:span></text:p>
      <text:p text:style-name="P5"/>
      <text:p text:style-name="P5">Variables are stored as memory locations. The same code that created the interpreters frames is used by the compiler to map variables to there addresses. When a variable is initialized the last memory location used in this frame has 4 added to it and the new memory location is added to the frame. When a TAC line contains a variable the variable is substituted for the memory location. </text:p>
      <text:p text:style-name="P5"/>
      <text:p text:style-name="P3"><text:soft-page-break/>Arithmetic Expressions</text:p>
      <text:p text:style-name="P5"/>
      <text:p text:style-name="P5">Each TAC arithmetic expression is converted into a MIPS instruction. Below are the conversions. As discussed earlier the temporaries in the TAC code are directly mapped to the $t registers.</text:p>
      <text:p text:style-name="P5"/>
      <text:p text:style-name="P5">variable = register → sw register (variable's memory location)</text:p>
      <text:p text:style-name="P5"/>
      <text:p text:style-name="P5">register = integer → li register integer</text:p>
      <text:p text:style-name="P5"/>
      <text:p text:style-name="P5">register1 = register2 → move register2 register 1</text:p>
      <text:p text:style-name="P5"/>
      <text:p text:style-name="P5">register = variable → lw register (variable's memory location)</text:p>
      <text:p text:style-name="P5"/>
      <text:p text:style-name="P5">register1 = register2 op integer → op_Instruction register1 register 2 integer </text:p>
      <text:p text:style-name="P5">(where op is either +,-,/,*,&lt;,&gt;,== and op_Instruction is the corresponding MIPS instruction)</text:p>
      <text:p text:style-name="P5"/>
      <text:p text:style-name="P5">register1 = register 2 op register3 → op_Instruction register1 register2 register3</text:p>
      <text:p text:style-name="P5"/>
      <text:p text:style-name="P5">The TAC compiler has been designed to only generate the left hand side of the above. For example if it sees a = 10 + 3. It will change it to $t1 = 10; a = $t1 + 3. I did this because the MIPS instruction can only allow so many types of operation. Numerical operations can be done with only an integer on third element, therefore an integer on the second element must be placed inside a register. Integers can not be directly placed into memory. Therefore a = 1; is changed to $t1 = 1; a = $t1 by the TAC compiler so that 1 is first placed into a register before it's saved into memory. </text:p>
      <text:p text:style-name="P5"/>
      <text:p text:style-name="P2">IF Statement</text:p>
      <text:p text:style-name="P5"/>
      <text:p text:style-name="P5">The TAC compile places the if conditional statement in a $t register do that only that register needs to be check by the assembly. The assembly instruction used is “beq” which branches if the two arguments are equal. For the if statement I just check if the value in $t is 1 if so then it jumps to the then block by using the label if_n. N is the number of the if statement. If there is more than one if statement in a program then there labels have to be named differently the number system allows this. If the beq condition returns is false then it will continue onto the else code. At the end of the else code is a jump statement that jumps to the end of the then code. When the then code is executed if the condition is true it will continue on with the program. If there is no else block then then the jump statement is placed underneath the beq statement. The labels are placed during the compilation of the TAC line using a char as a flag for what type of label it is. </text:p>
      <text:p text:style-name="P5"/>
      <text:p text:style-name="P2">While Loop</text:p>
      <text:p text:style-name="P2"/>
      <text:p text:style-name="P5">The conditional statement of the while loop is compiled in a similar fashion to the if statement conditional. However the beq statement will branch if the temporary is false. The beq statement jumps to the end of the loop. The loop body is underneath the beq statement has is executed I the statement is true. At the end of the loop body the assembly jumps back to the beq statement to repeat the process. </text:p>
      <text:p text:style-name="P2"/>
      <text:p text:style-name="P2">Functions</text:p>
      <text:p text:style-name="P5"/>
      <text:p text:style-name="P5">When a TACLINE contains a function name then compiler creates a frame. A frame is segment of memory that a function can used to store it's parameters and variables. The frames are dynamically allocated. Meta-data about each function is calculated before the MIPS compiler starts. For each function the parameters, variables, if statements and while statements are counted. This tells the <text:soft-page-break/>compiler how much memory to allocate a function. The frame pointer in $fp points to the current frame. Once the frame has been allocated with a syscall with the pre-calculated memory allocation size, the previous frame pointer int $fp is store in the frame. <text:s/>The return address stored in $ra is stored in the frame also. </text:p>
      <text:p text:style-name="P5"/>
      <text:p text:style-name="P5">While function information is being parsed the compiler also counts the maximum number of parameters passed to a function. Then a static piece of data is set aside in the .data section of the program with enough memory for the maximum number of parameters. This static piece of memory's address is placed in the register $a1. The PopArg TAC line will cause the compiler to place the value in the address of $a1 into the frame. It needs to be placed inside the frame in case a function is called inside this function where the parameters would get overwritten. </text:p>
      <text:p text:style-name="P5"/>
      <text:p text:style-name="P5">The function's code is then turned into MIPS. Once a return statement is which then the old return address stored in this frame is placed back in $ra. The old frame point is loaded from the frame into $fp so that the calling function can continue to use it's frame. The jal instruction is used on the $ra register to return to the calling function. The value being returned is placed inside $a0.</text:p>
      <text:p text:style-name="P5"/>
      <text:p text:style-name="P2">Function Calls</text:p>
      <text:p text:style-name="P5"/>
      <text:p text:style-name="P5">The TAC line PushParam with cause the compiler to set up the parameters. If this is the first parameter then the memory location of the static parameter data is loaded into $a1. The parameters are then stored consecutively in the static parameters memory spaces each time a PushParam is seen. The value to place in the parameter can only be a temporary. This is enforced by the TAC compiler. The assembly to place a parameter in memory is sw $tn m($a1). Where n is the register number and m is the parameters number times 4 (word size in MIPS).</text:p>
      <text:p text:style-name="P5"/>
      <text:p text:style-name="P5">When the TAC line LCall is parsed the compiler prints the assembly command JAL with the function name. This will jump to the function's label. When control returns to the calling function the returned value in $a0 is placed inside a $t register. </text:p>
      <text:p text:style-name="P5"/>
      <text:p text:style-name="P5"/>
      <text:p text:style-name="P2">Programs Entry Point</text:p>
      <text:p text:style-name="P2"><text:span text:style-name="T2"/></text:p>
      <text:p text:style-name="P2"><text:span text:style-name="T2">QTSpim runs the first function in the program. However in C-- main is at the bottom therefore the compiler creates a function at the top of the program. This function is called _main. All _main does is call main then terminate the program with a syscall. </text:span></text:p>
      <text:p text:style-name="P2"/>
      <text:p text:style-name="P2">Closures<text:span text:style-name="T2"> </text:span></text:p>
      <text:p text:style-name="P5"/>
      <text:p text:style-name="P5">Closures are a function with an attached environment. This compiler only attaches the frame of the parent function to the child function. When a child function is being compiled the internal compiler frame containing variable to memory locations from the parent function is attached to the child function's frame. When the compiler can not find a variable in the child's internal frame it will look in the parent's internal frame. This is process is recursive for deep nested children functions. If the compiler finds the variable in the parent's frame then <text:s/>it will have to find the parent's frame pointer. To do this it loads the stored parent frame pointer from the child function frame into the register $v1. If the variable is the in the parent of the parent then it will repeat this process to find the grandparent's frame. It will then find the variable in $v1 using the mapping in the internal frame. </text:p>
      <text:p text:style-name="P5"/>
      <text:p text:style-name="P2">Frame pointer in While and If statements</text:p>
      <text:p text:style-name="P5"/>
      <text:p text:style-name="P5">The frame pointer is stored at the next available space on the frame and the frame pointer is <text:soft-page-break/>incremented to this address. This simulates a new frame without actually creating a new frame. The internal frames. Variables outside the if and while blocks are accessed in a similar method to finding variables in a closure. When an if and while block are started a new internal frame is created with the block's variable's memory locations. At the end of the block the frame pointer is set back to the old frame pointer stored. When outside the if and while blocks the function code can overwrite this code as it's now out of scope. </text:p>
      <text:p text:style-name="P5"/>
      <text:p text:style-name="P2">Function Pointers</text:p>
      <text:p text:style-name="P5"/>
      <text:p text:style-name="P2"><text:span text:style-name="T2">Function pointers are a pointer to a closure. This consists of two parts. The address of the function's label and the parent's frame. Firstly 8 bytes are allocated with the function address and parent function's frame address assigned to these bytes. The address of this section of memory is the function pointer. This can be returned by the parent function. When returned the function pointer can be used in three ways. It can be placed in a variable where the function pointer is placed on the frame. It can be immediately called. Firstly the frame pointer is saved in the register $s2. Then the frame pointer is set the environment in the function pointer. Then the function in the function pointer is called with the assembly instruction “Jalr” with the function address being placed in a $t register. Once the control returns the frame pointer is set back to the address saved in $s2. The address in $s2 is saved to the current frame before being written over. This allows for function pointers to be called in the calling function. A function pointer can be passed as a parameter. The function pointer is an address so it takes up 4 bytes like integers. In the called function this passed function pointer will be called as described above.</text:span></text:p>
      <text:p text:style-name="P2"><text:span text:style-name="T2"/></text:p>
      <text:p text:style-name="P2"><text:span text:style-name="T2"/></text:p>
      <text:p text:style-name="P2">Optimization<text:span text:style-name="T2"> </text:span></text:p>
      <text:p text:style-name="P2"><text:span text:style-name="T2"/></text:p>
      <text:p text:style-name="P2"><text:span text:style-name="T2">I have implemented a function that optimizes the TAC code before being compiled into MIPS. It uses the copy optimization techniques where statements such as $tn = $tm (where n and m are integers) are removes and all $tn are replaced with $tm in the basic block. Where a basic block is a block of code between a label and a jump. This reduces the number of loads and makes the MIPS code more efficient. This optimization phase is done after the initial TAC compilation as placing it in the initial compilation phase would make the initial compilation phase more complication leading to problems while trying to implement other features.</text:span></text:p>
      <text:p text:style-name="P5"/>
      <text:p text:style-name="P4"/>
      <text:p text:style-name="P1">Section 3</text:p>
      <text:p text:style-name="P1"/>
      <text:p text:style-name="P1"/>
      <text:p text:style-name="P1">TAC Definitions</text:p>
      <text:p text:style-name="P1"/>
      <text:p text:style-name="P4"/>
      <text:p text:style-name="P1">Arithmetic Expressions</text:p>
      <text:p text:style-name="P4"/>
      <text:p text:style-name="P4">Syntax: $tn = m (where n and m are integers)</text:p>
      <text:p text:style-name="P4"/>
      <text:p text:style-name="P4">Semantics: The temporary $tn is set to the value m.</text:p>
      <text:p text:style-name="P4"/>
      <text:p text:style-name="P4">Syntax: $tn = b (where n is an integer and n a variable)</text:p>
      <text:p text:style-name="P4"/>
      <text:p text:style-name="P4">Semantics: The temporary $tn is set to the value in the variable b.</text:p>
      <text:p text:style-name="P4"/>
      <text:p text:style-name="P4">Syntax: $tn = $tm (where n and m are integers)</text:p>
      <text:p text:style-name="P4"><text:soft-page-break/></text:p>
      <text:p text:style-name="P4">Semantics: The temporary $tn's value is assigned to the value in temporary $tm.</text:p>
      <text:p text:style-name="P4"/>
      <text:p text:style-name="P4">Syntax: b = n (where b is an variable and n an integer)</text:p>
      <text:p text:style-name="P4"/>
      <text:p text:style-name="P4">Semantics: The variable b's value is changed to the integer n.</text:p>
      <text:p text:style-name="P4"/>
      <text:p text:style-name="P4">Syntax: b = $tn (where b is an variable and n an integer)</text:p>
      <text:p text:style-name="P4"/>
      <text:p text:style-name="P4">Semantics: The variable b's value is changed to the value in temporary $tn. </text:p>
      <text:p text:style-name="P4"/>
      <text:p text:style-name="P4">Syntax: M = A + B (where M is either a variable or temporary and A and B are either temporaries, variables or integers) </text:p>
      <text:p text:style-name="P4"/>
      <text:p text:style-name="P4">Semantics: The value of M is assigned to the sum of A and B.</text:p>
      <text:p text:style-name="P4"/>
      <text:p text:style-name="P4">Syntax: M = A - B (where M is either a variable or temporary and A and B are either temporaries, variables or integers) </text:p>
      <text:p text:style-name="P4"/>
      <text:p text:style-name="P4">Semantics: The value of M is assigned to the subtraction of A and B. </text:p>
      <text:p text:style-name="P4"/>
      <text:p text:style-name="P4">Syntax: M = A * B (where M is either a variable or temporary and A and B are either temporaries, variables or integers) </text:p>
      <text:p text:style-name="P4"/>
      <text:p text:style-name="P4">Semantics: The value of M is assigned to the product of A and .</text:p>
      <text:p text:style-name="P4"/>
      <text:p text:style-name="P4">Syntax: M = A / B (where M is either a variable or temporary and A and B are either temporaries, variables or integers) </text:p>
      <text:p text:style-name="P4"/>
      <text:p text:style-name="P4">Semantics: The value of M is assigned to the division of A and B.</text:p>
      <text:p text:style-name="P4"/>
      <text:p text:style-name="P4">Syntax: M = A &lt; B (where M is either a variable or temporary and A and B are either temporaries, variables or integers) </text:p>
      <text:p text:style-name="P4"/>
      <text:p text:style-name="P4">Semantics: The value of M is assigned to 1 if A is less than B and 0 otherwise.</text:p>
      <text:p text:style-name="P4"/>
      <text:p text:style-name="P4">Syntax: M = A &gt; B (where M is either a variable or temporary and A and B are either temporaries, variables or integers) </text:p>
      <text:p text:style-name="P4"/>
      <text:p text:style-name="P4">Semantics: The value of M is assigned to 1 if A is greater than B and 0 otherwise.</text:p>
      <text:p text:style-name="P4"/>
      <text:p text:style-name="P4">Syntax: M = A == B (where M is either a variable or temporary and A and B are either temporaries, variables or integers) </text:p>
      <text:p text:style-name="P4"/>
      <text:p text:style-name="P4">Semantics: The value of M is assigned to 1 if A is equal to B and 0 otherwise.</text:p>
      <text:p text:style-name="P4"/>
      <text:p text:style-name="P1"/>
      <text:p text:style-name="P1"/>
      <text:p text:style-name="P4"><text:span text:style-name="T1">IF Statement</text:span> </text:p>
      <text:p text:style-name="P4"/>
      <text:p text:style-name="P4">Syntax: IF $tn: (where n is an integer) </text:p>
      <text:p text:style-name="P4"/>
      <text:p text:style-name="P4"><text:soft-page-break/>Semantics: If the value in $tn is 1 then jump to THEN otherwise jump to ELSE if an ELSE block has been defined. </text:p>
      <text:p text:style-name="P4"/>
      <text:p text:style-name="P4">Syntax: THEN</text:p>
      <text:p text:style-name="P4"/>
      <text:p text:style-name="P4">Semantics: Indicates the start of a THEN block.</text:p>
      <text:p text:style-name="P4"/>
      <text:p text:style-name="P4">Syntax: END THEN</text:p>
      <text:p text:style-name="P4"/>
      <text:p text:style-name="P4">Semantics: Indicates the end of a THEN block.</text:p>
      <text:p text:style-name="P4"/>
      <text:p text:style-name="P4">Syntax: ELSE</text:p>
      <text:p text:style-name="P4"/>
      <text:p text:style-name="P4">Semantics: Indicates the start of a ELSE block. </text:p>
      <text:p text:style-name="P4"/>
      <text:p text:style-name="P4">Syntax END ELSE</text:p>
      <text:p text:style-name="P4"/>
      <text:p text:style-name="P4">Semantics: Indicates the end of a ELSE block. </text:p>
      <text:p text:style-name="P4"/>
      <text:p text:style-name="P1">WHILE Loop</text:p>
      <text:p text:style-name="P4"/>
      <text:p text:style-name="P4">Syntax: WHILE $tn: (where n is an integer)</text:p>
      <text:p text:style-name="P4"/>
      <text:p text:style-name="P4">Semantics: If the value in $tn is 1 then execute the while loop code below otherwise jump to the code below the statement END WHILE. </text:p>
      <text:p text:style-name="P4"/>
      <text:p text:style-name="P4">Syntax: END WHILE</text:p>
      <text:p text:style-name="P4"/>
      <text:p text:style-name="P4">Semantics: Indicates the end of the while loop jump back to the while loop to retest the condition. </text:p>
      <text:p text:style-name="P4"/>
      <text:p text:style-name="P1">Functions<text:span text:style-name="T2"> </text:span></text:p>
      <text:p text:style-name="P4"/>
      <text:p text:style-name="P4">Syntax: FUNCTION_NAME: (where FUNCTION_NAME is the name of the function)</text:p>
      <text:p text:style-name="P4"/>
      <text:p text:style-name="P4">Semantics: Indicates the start of a function. Below is the function's code. </text:p>
      <text:p text:style-name="P4"/>
      <text:p text:style-name="P4">Syntax: END FUNCTION_NAME (where FUNCTION_NAME is the name of the function)</text:p>
      <text:p text:style-name="P4"/>
      <text:p text:style-name="P4">Semantics: Indicates the end of a function.</text:p>
      <text:p text:style-name="P4"/>
      <text:p text:style-name="P4">Syntax: RETURN A (where A is a function pointer, a integer, temporary or variable) </text:p>
      <text:p text:style-name="P4"/>
      <text:p text:style-name="P4">Syntax: Returns A to the function caller. A is an atomic element with all arithmetic calculation done above the return statement.</text:p>
      <text:p text:style-name="P4"/>
      <text:p text:style-name="P4">Syntax: PopArg b ( where b is variable)</text:p>
      <text:p text:style-name="P4"/>
      <text:p text:style-name="P4">Semantics: Pop's a parameter that was push by the calling function and places that integer or function pointer inside the variable b.</text:p>
      <text:p text:style-name="P4"/>
      <text:p text:style-name="P1">Function calling<text:span text:style-name="T2"> <text:s/></text:span></text:p>
      <text:p text:style-name="P1"/>
      <text:p text:style-name="P4"><text:soft-page-break/>Syntax: PushParam b (where b is a variable or temporary)</text:p>
      <text:p text:style-name="P4"/>
      <text:p text:style-name="P4">Semantics: Push's the value in b for the function being called to use as an argument.</text:p>
      <text:p text:style-name="P4"/>
      <text:p text:style-name="P4">Syntax: $tn = LCall FUNCTION_NAME (where FUNCTION_NAME is the name of a function and n is an integer)</text:p>
      <text:p text:style-name="P4"/>
      <text:p text:style-name="P4">Semantics: The function FUNCTION_NAME is called and it's return value is placed in the temporary $tn. </text:p>
      <text:p text:style-name="P4"/>
      <text:p text:style-name="P4">Syntax: $tn = LCall $tm (where FUNCTION_NAME is the name of a function and <text:s/>n and m are integers)</text:p>
      <text:p text:style-name="P4"/>
      <text:p text:style-name="P4">Semantics: Same as above except the function pointer in $tm is being called.</text:p>
      <text:p text:style-name="P4"/>
      <text:p text:style-name="P1">Function Children</text:p>
      <text:p text:style-name="P4"/>
      <text:p text:style-name="P4">Syntax: </text:p>
      <text:p text:style-name="P4"/>
      <text:p text:style-name="P4">FUNCTION_PARENT:</text:p>
      <text:p text:style-name="P4">...code...</text:p>
      <text:p text:style-name="P4">FUNCTION_CHILD:</text:p>
      <text:p text:style-name="P4">...code...</text:p>
      <text:p text:style-name="P4">END FUNCTION_CHILD</text:p>
      <text:p text:style-name="P4">...code...</text:p>
      <text:p text:style-name="P4">END FUNCTION PARENT (where FUNCTION_PARENT is the name of the parent function and FUNCTION_CHILD is the name of the child function)</text:p>
      <text:p text:style-name="P4"/>
      <text:p text:style-name="P4">Semantics: The child function is placed inside the parent function. Whether variables in the function child are in the child function or in it's parent function is not indicated in the TAC code. </text:p>
      <text:p text:style-name="P4"/>
      <text:p text:style-name="P4"/>
      <text:p text:style-name="P1"/>
      <text:p text:style-name="P1">Section 4</text:p>
      <text:p text:style-name="P1"/>
      <text:p text:style-name="P4">In the appendices are 15 test cases. For all test cases both the interpreter and compiler produce correct solutions. When testing the compiler I tested the without the optimization turned on. Below is a program compiled with the optimization on and off without the top entry point.</text:p>
      <text:p text:style-name="P4"/>
      <text:p text:style-name="P4">Optimization On:</text:p>
      <text:p text:style-name="P4"/>
      <text:p text:style-name="P4">f:</text:p>
      <text:p text:style-name="P4">li $v0, 9</text:p>
      <text:p text:style-name="P4">li $a0,16</text:p>
      <text:p text:style-name="P4">syscall</text:p>
      <text:p text:style-name="P4">sw $fp, ($v0)</text:p>
      <text:p text:style-name="P4">sw $ra, 4($v0)</text:p>
      <text:p text:style-name="P4">move $fp, $v0</text:p>
      <text:p text:style-name="P4">lw $t0, 0($a1)</text:p>
      <text:p text:style-name="P4">sw $t0,8($fp)</text:p>
      <text:p text:style-name="P4">lw $t2 8($fp)</text:p>
      <text:p text:style-name="P4">add $t1 $t2 10</text:p>
      <text:p text:style-name="P4"><text:soft-page-break/>add $t3 $t1 2</text:p>
      <text:p text:style-name="P4">sw $t3 12($fp)</text:p>
      <text:p text:style-name="P4">lw $a0 12($fp)</text:p>
      <text:p text:style-name="P4">lw $ra 4($fp)</text:p>
      <text:p text:style-name="P4">lw $fp 0($fp)</text:p>
      <text:p text:style-name="P4">jr $ra</text:p>
      <text:p text:style-name="P4">.end f</text:p>
      <text:p text:style-name="P4">main:</text:p>
      <text:p text:style-name="P4">li $v0, 9</text:p>
      <text:p text:style-name="P4">li $a0,20</text:p>
      <text:p text:style-name="P4">syscall</text:p>
      <text:p text:style-name="P4">sw $fp, ($v0)</text:p>
      <text:p text:style-name="P4">sw $ra, 4($v0)</text:p>
      <text:p text:style-name="P4">move $fp, $v0</text:p>
      <text:p text:style-name="P4">li $t2 10</text:p>
      <text:p text:style-name="P4">add $t1 $t2 5</text:p>
      <text:p text:style-name="P4">add $t3 $t1 2</text:p>
      <text:p text:style-name="P4">sw $t3 8($fp)</text:p>
      <text:p text:style-name="P4">lw $t5 8($fp)</text:p>
      <text:p text:style-name="P4">la $a1, params</text:p>
      <text:p text:style-name="P4">sw $t5, 0($a1)</text:p>
      <text:p text:style-name="P4">jal f</text:p>
      <text:p text:style-name="P4">move $t6, $a0</text:p>
      <text:p text:style-name="P4">move $a0, $t6</text:p>
      <text:p text:style-name="P4">lw $ra 4($fp)</text:p>
      <text:p text:style-name="P4">lw $fp 0($fp)</text:p>
      <text:p text:style-name="P4">jr $ra</text:p>
      <text:p text:style-name="P4">.end main</text:p>
      <text:p text:style-name="P4"/>
      <text:p text:style-name="P4">Optimization Off:</text:p>
      <text:p text:style-name="P4"/>
      <text:p text:style-name="P4">f:</text:p>
      <text:p text:style-name="P4">li $v0, 9</text:p>
      <text:p text:style-name="P4">li $a0,16</text:p>
      <text:p text:style-name="P4">syscall</text:p>
      <text:p text:style-name="P4">sw $fp, ($v0)</text:p>
      <text:p text:style-name="P4">sw $ra, 4($v0)</text:p>
      <text:p text:style-name="P4">move $fp, $v0</text:p>
      <text:p text:style-name="P4">lw $t0, 0($a1)</text:p>
      <text:p text:style-name="P4">sw $t0,8($fp)</text:p>
      <text:p text:style-name="P4">lw $t2 8($fp)</text:p>
      <text:p text:style-name="P4">add $t1 $t2 10</text:p>
      <text:p text:style-name="P4">add $t3 $t1 2</text:p>
      <text:p text:style-name="P4">move $t4 $t3</text:p>
      <text:p text:style-name="P4">sw $t4 12($fp)</text:p>
      <text:p text:style-name="P4">lw $a0 12($fp)</text:p>
      <text:p text:style-name="P4">lw $ra 4($fp)</text:p>
      <text:p text:style-name="P4">lw $fp 0($fp)</text:p>
      <text:p text:style-name="P4">jr $ra</text:p>
      <text:p text:style-name="P4">.end f</text:p>
      <text:p text:style-name="P4">main:</text:p>
      <text:p text:style-name="P4">li $v0, 9</text:p>
      <text:p text:style-name="P4"><text:soft-page-break/>li $a0,20</text:p>
      <text:p text:style-name="P4">syscall</text:p>
      <text:p text:style-name="P4">sw $fp, ($v0)</text:p>
      <text:p text:style-name="P4">sw $ra, 4($v0)</text:p>
      <text:p text:style-name="P4">move $fp, $v0</text:p>
      <text:p text:style-name="P4">li $t2 10</text:p>
      <text:p text:style-name="P4">add $t1 $t2 5</text:p>
      <text:p text:style-name="P4">add $t3 $t1 2</text:p>
      <text:p text:style-name="P4">move $t4 $t3</text:p>
      <text:p text:style-name="P4">sw $t4 8($fp)</text:p>
      <text:p text:style-name="P4">lw $t5 8($fp)</text:p>
      <text:p text:style-name="P4">la $a1, params</text:p>
      <text:p text:style-name="P4">sw $t5, 0($a1)</text:p>
      <text:p text:style-name="P4">jal f</text:p>
      <text:p text:style-name="P4">move $t6, $a0</text:p>
      <text:p text:style-name="P4">move $a0, $t6</text:p>
      <text:p text:style-name="P4">lw $ra 4($fp)</text:p>
      <text:p text:style-name="P4">lw $fp 0($fp)</text:p>
      <text:p text:style-name="P4">jr $ra</text:p>
      <text:p text:style-name="P4">.end main</text:p>
      <text:p text:style-name="P4"/>
      <text:p text:style-name="P4">The two lines move $t4 $t3 and move $t4 $t3 have been removed with references changed in there respectively blocks. Therefore this program will run slightly faster with the optimization on and a register has been freed for use in each block.</text:p>
      <text:p text:style-name="P1"/>
      <text:p text:style-name="P1">Section 5</text:p>
      <text:p text:style-name="P1"/>
      <text:p text:style-name="P4">The system I used to pass parameters used static memory. It would have been quicker to pass parameters in registers. Child functions are currently placed inside their parent function meaning that there is a jump in the parent function which is inefficient. If the child function was moved out of the parent function then there would be less jumps in the MIPS code. The MIPS compile could have been made faster if instead of using a list for the frames it used a hash table. </text:p>
      <text:p text:style-name="P4"/>
      <text:p text:style-name="P4">I could have employed some optimization techniques to my compiled MIPS code. To optimize the MIPS code I would have had to break the code up into basic blocks where each block starts with a label and ends with a jump. Breaking the MIPS code up into basic blocks would make some optimization techniques possible. For example redundant instruction elimination where values that were loaded into stores that place the same value into the same place more than once are removed if they are in the same basic block. Or control flow optimizations were jumps to jumps are removed.</text:p>
      <text:p text:style-name="P4"/>
      <text:p text:style-name="P4">The compiler could also do loop jamming where similar loop are merged. This would improve caching and reduces the loop overhead as you only have to run the loop overhead once. </text:p>
      <text:p text:style-name="P1"/>
      <text:p text:style-name="P1">Section 6</text:p>
      <text:p text:style-name="P1"/>
      <text:p text:style-name="P1"><text:a xlink:type="simple" xlink:href="http://delivery.acm.org/10.1145/1170000/1163573/p21-das.pdf?ip=138.38.238.206&amp;id=1163573&amp;acc=ACTIVE%20SERVICE&amp;key=BF07A2EE685417C5%2E85B475708465C551%2E4D4702B0C3E38B35%2E4D4702B0C3E38B35&amp;CFID=703740116&amp;CFTOKEN=84083744&amp;__acm__=1481645866_0e153df12a2d7598cb6c3d4897fbb696#URLTOKEN" text:style-name="Internet_20_link" text:visited-style-name="Visited_20_Internet_20_Link">http://delivery.acm.org/10.1145/1170000/1163573/p21-das.pdf?ip=138.38.238.206&amp;id=1163573&amp;acc=ACTIVE%20SERVICE&amp;key=BF07A2EE685417C5%2E85B475708465C551%2E4D4702B0C3E38B35%2E4D4702B0C3E38B35&amp;CFID=703740116&amp;CFTOKEN=84083744&amp;__acm__=1481645866_0e153df12a2d7598cb6c3d4897fbb696#URLTOKEN</text:a>#</text:p>
      <text:p text:style-name="P1"/>
      <text:p text:style-name="P4">To improve the compiler I could employ function cloning. In the case of this paper[cite] function <text:soft-page-break/>cloning is used to optimise with regards to optional parameters. Difference cases of the same function are created based on whether optional parameters are used. At compile time each function is created with a present() function to check if a optional parameter is used. At run-time the present function indicates which function to use. In future work the compiler could be expand to use optional parameters and use a similar optimization to improve the speed of the program.</text:p>
      <text:p text:style-name="P4"/>
      <text:p text:style-name="P4">The MIPS compiler could us delay slots. Delay slots are instructions that are executed while the program branches as branching take 2 cycles. The instruction above a branch would be moved below the jumps. This would make programs more efficient as they complete more instruction in a set number of cycles.</text:p>
      <text:p text:style-name="P4"/>
      <text:p text:style-name="P1"/>
      <text:p text:style-name="P1">Appendix</text:p>
      <text:p text:style-name="P1"/>
      <text:p text:style-name="P1">Interpreter Tests</text:p>
      <text:p text:style-name="P1"/>
      <text:p text:style-name="P4">int main(){</text:p>
      <text:p text:style-name="P4"/>
      <text:p text:style-name="P4"><text:s text:c="8"/>int a = 2;</text:p>
      <text:p text:style-name="P4"><text:s text:c="8"/>int b = 3;</text:p>
      <text:p text:style-name="P4"/>
      <text:p text:style-name="P4"><text:s text:c="8"/>return a * b;</text:p>
      <text:p text:style-name="P4">}</text:p>
      <text:p text:style-name="P4"/>
      <text:p text:style-name="P4">--C INTEPRETER</text:p>
      <text:p text:style-name="P4"/>
      <text:p text:style-name="P4"/>
      <text:p text:style-name="P4">Answer: 6</text:p>
      <text:p text:style-name="P4"/>
      <text:p text:style-name="P4">int main(){</text:p>
      <text:p text:style-name="P4"/>
      <text:p text:style-name="P4"><text:s text:c="8"/>int a = 2;</text:p>
      <text:p text:style-name="P4"><text:s text:c="8"/>int b = 0;</text:p>
      <text:p text:style-name="P4"/>
      <text:p text:style-name="P4"><text:s text:c="8"/>if(a == 2){</text:p>
      <text:p text:style-name="P4"/>
      <text:p text:style-name="P4"><text:s text:c="16"/>b = 1;</text:p>
      <text:p text:style-name="P4"/>
      <text:p text:style-name="P4"><text:s text:c="8"/>}else {</text:p>
      <text:p text:style-name="P4"/>
      <text:p text:style-name="P4"><text:s text:c="16"/>b = 2;</text:p>
      <text:p text:style-name="P4"><text:s text:c="8"/>}</text:p>
      <text:p text:style-name="P4"/>
      <text:p text:style-name="P4"><text:s text:c="8"/>return b;</text:p>
      <text:p text:style-name="P4">}</text:p>
      <text:p text:style-name="P4"/>
      <text:p text:style-name="P4">--C INTEPRETER</text:p>
      <text:p text:style-name="P4"/>
      <text:p text:style-name="P4"/>
      <text:p text:style-name="P4">Answer: 1</text:p>
      <text:p text:style-name="P4"/>
      <text:p text:style-name="P4">int f(int a){</text:p>
      <text:p text:style-name="P4"><text:soft-page-break/></text:p>
      <text:p text:style-name="P4"><text:s text:c="8"/>return a * 2;</text:p>
      <text:p text:style-name="P4">}</text:p>
      <text:p text:style-name="P4"/>
      <text:p text:style-name="P4">int main(){</text:p>
      <text:p text:style-name="P4"/>
      <text:p text:style-name="P4"><text:s text:c="8"/>return f(2);</text:p>
      <text:p text:style-name="P4">}</text:p>
      <text:p text:style-name="P4"/>
      <text:p text:style-name="P4">--C INTEPRETER</text:p>
      <text:p text:style-name="P4"/>
      <text:p text:style-name="P4"/>
      <text:p text:style-name="P4">Answer: 4</text:p>
      <text:p text:style-name="P4"/>
      <text:p text:style-name="P4"/>
      <text:p text:style-name="P4">int g(int a, int b){</text:p>
      <text:p text:style-name="P4"/>
      <text:p text:style-name="P4"><text:s text:c="8"/>return a * b;</text:p>
      <text:p text:style-name="P4">}</text:p>
      <text:p text:style-name="P4"/>
      <text:p text:style-name="P4">int f(int a){</text:p>
      <text:p text:style-name="P4"/>
      <text:p text:style-name="P4"><text:s text:c="8"/>return a * 2;</text:p>
      <text:p text:style-name="P4">}</text:p>
      <text:p text:style-name="P4"/>
      <text:p text:style-name="P4">int main(){</text:p>
      <text:p text:style-name="P4"/>
      <text:p text:style-name="P4"><text:s text:c="8"/>int a = 2;</text:p>
      <text:p text:style-name="P4"><text:s text:c="8"/>int b = 5;</text:p>
      <text:p text:style-name="P4"/>
      <text:p text:style-name="P4"><text:s text:c="8"/>return g(a,b) + f (a);</text:p>
      <text:p text:style-name="P4">}</text:p>
      <text:p text:style-name="P4"/>
      <text:p text:style-name="P4">--C INTEPRETER</text:p>
      <text:p text:style-name="P4"/>
      <text:p text:style-name="P4"/>
      <text:p text:style-name="P4">Answer: 14</text:p>
      <text:p text:style-name="P4">int pow(int number,int power){</text:p>
      <text:p text:style-name="P4"/>
      <text:p text:style-name="P4"><text:s text:c="8"/>int total = 1;</text:p>
      <text:p text:style-name="P4"><text:s text:c="8"/>while(power &gt; 0){</text:p>
      <text:p text:style-name="P4"/>
      <text:p text:style-name="P4"><text:s text:c="16"/>total = total * number;</text:p>
      <text:p text:style-name="P4"><text:s text:c="16"/>power = power - 1;</text:p>
      <text:p text:style-name="P4"><text:s text:c="8"/>}</text:p>
      <text:p text:style-name="P4"/>
      <text:p text:style-name="P4"><text:s text:c="8"/>return total;</text:p>
      <text:p text:style-name="P4"/>
      <text:p text:style-name="P4">}</text:p>
      <text:p text:style-name="P4"/>
      <text:p text:style-name="P4">int main(){</text:p>
      <text:p text:style-name="P4"/>
      <text:p text:style-name="P4"><text:soft-page-break/><text:s text:c="8"/>return pow(2,5);</text:p>
      <text:p text:style-name="P4">}</text:p>
      <text:p text:style-name="P4"/>
      <text:p text:style-name="P4">--C INTEPRETER</text:p>
      <text:p text:style-name="P4"/>
      <text:p text:style-name="P4"/>
      <text:p text:style-name="P4">Answer: 32</text:p>
      <text:p text:style-name="P4"/>
      <text:p text:style-name="P4"/>
      <text:p text:style-name="P4">function cplus(int a){</text:p>
      <text:p text:style-name="P4"><text:s text:c="8"/>int add(int b){return a + b;}</text:p>
      <text:p text:style-name="P4"><text:s text:c="8"/>return add;</text:p>
      <text:p text:style-name="P4">}</text:p>
      <text:p text:style-name="P4"/>
      <text:p text:style-name="P4">int main(){</text:p>
      <text:p text:style-name="P4"/>
      <text:p text:style-name="P4"><text:s text:c="8"/>return cplus(5)(5);</text:p>
      <text:p text:style-name="P4">}</text:p>
      <text:p text:style-name="P4"/>
      <text:p text:style-name="P4">--C INTEPRETER</text:p>
      <text:p text:style-name="P4"/>
      <text:p text:style-name="P4"/>
      <text:p text:style-name="P4">Answer: 10</text:p>
      <text:p text:style-name="P4"/>
      <text:p text:style-name="P4">int fact(int n) {</text:p>
      <text:p text:style-name="P4"><text:s text:c="8"/>int inner_fact(int n, int a) {</text:p>
      <text:p text:style-name="P4"><text:s text:c="16"/>if (n==0) return a;</text:p>
      <text:p text:style-name="P4"><text:s text:c="16"/>return inner_fact(n-1,a*n);</text:p>
      <text:p text:style-name="P4"><text:s text:c="8"/>}</text:p>
      <text:p text:style-name="P4"><text:s text:c="8"/>return inner_fact(n,1);</text:p>
      <text:p text:style-name="P4">}</text:p>
      <text:p text:style-name="P4"/>
      <text:p text:style-name="P4">int main(){</text:p>
      <text:p text:style-name="P4"/>
      <text:p text:style-name="P4"><text:s text:c="8"/>return fact(5);</text:p>
      <text:p text:style-name="P4">}</text:p>
      <text:p text:style-name="P4"/>
      <text:p text:style-name="P4">--C INTEPRETER</text:p>
      <text:p text:style-name="P4"/>
      <text:p text:style-name="P4"/>
      <text:p text:style-name="P4">Answer: 120</text:p>
      <text:p text:style-name="P4"/>
      <text:p text:style-name="P4">function twice(function f,int n) {</text:p>
      <text:p text:style-name="P4"><text:s text:c="8"/>int g(int x) { return f(f(x*n)); }</text:p>
      <text:p text:style-name="P4"><text:s text:c="8"/>return g;</text:p>
      <text:p text:style-name="P4"><text:s/>}</text:p>
      <text:p text:style-name="P4"/>
      <text:p text:style-name="P4">int m(int a){</text:p>
      <text:p text:style-name="P4"/>
      <text:p text:style-name="P4"><text:s text:c="8"/>return a*5;</text:p>
      <text:p text:style-name="P4">}</text:p>
      <text:p text:style-name="P4"/>
      <text:p text:style-name="P4"><text:soft-page-break/>int main(){</text:p>
      <text:p text:style-name="P4"/>
      <text:p text:style-name="P4"><text:s text:c="8"/>return twice(m,5)(5);</text:p>
      <text:p text:style-name="P4">}</text:p>
      <text:p text:style-name="P4"/>
      <text:p text:style-name="P4">--C INTEPRETER</text:p>
      <text:p text:style-name="P4"/>
      <text:p text:style-name="P4"/>
      <text:p text:style-name="P4">Answer: 625</text:p>
      <text:p text:style-name="P4"/>
      <text:p text:style-name="P4">int doNTimes(int n,int a,function f){</text:p>
      <text:p text:style-name="P4"/>
      <text:p text:style-name="P4"><text:s text:c="8"/>while(n &gt; 0){</text:p>
      <text:p text:style-name="P4"/>
      <text:p text:style-name="P4"><text:s text:c="16"/>a = f(a);</text:p>
      <text:p text:style-name="P4"><text:s text:c="16"/>n = n - 1;</text:p>
      <text:p text:style-name="P4"><text:s text:c="8"/>}</text:p>
      <text:p text:style-name="P4"/>
      <text:p text:style-name="P4"><text:s text:c="8"/>return a;</text:p>
      <text:p text:style-name="P4">}</text:p>
      <text:p text:style-name="P4"/>
      <text:p text:style-name="P4">int m(int a){</text:p>
      <text:p text:style-name="P4"/>
      <text:p text:style-name="P4"><text:s text:c="8"/>return a*5;</text:p>
      <text:p text:style-name="P4">}</text:p>
      <text:p text:style-name="P4"/>
      <text:p text:style-name="P4">int main(){</text:p>
      <text:p text:style-name="P4"/>
      <text:p text:style-name="P4"><text:s text:c="8"/>return doNTimes(5,5,m);</text:p>
      <text:p text:style-name="P4">}</text:p>
      <text:p text:style-name="P4"/>
      <text:p text:style-name="P4">--C INTEPRETER</text:p>
      <text:p text:style-name="P4"/>
      <text:p text:style-name="P4"/>
      <text:p text:style-name="P4">Answer: 15625</text:p>
      <text:p text:style-name="P4"/>
      <text:p text:style-name="P4"/>
      <text:p text:style-name="P4">function doNTimes(int n,function f){</text:p>
      <text:p text:style-name="P4"/>
      <text:p text:style-name="P4"><text:s text:c="8"/>int innerDoNTimes(int a){</text:p>
      <text:p text:style-name="P4"><text:s text:c="16"/>while(n &gt; 0){</text:p>
      <text:p text:style-name="P4"/>
      <text:p text:style-name="P4"><text:s text:c="24"/>a = f(a);</text:p>
      <text:p text:style-name="P4"><text:s text:c="24"/>n = n - 1;</text:p>
      <text:p text:style-name="P4"><text:s text:c="16"/>}</text:p>
      <text:p text:style-name="P4"/>
      <text:p text:style-name="P4"><text:s text:c="16"/>return a;</text:p>
      <text:p text:style-name="P4"><text:s text:c="8"/>}</text:p>
      <text:p text:style-name="P4"/>
      <text:p text:style-name="P4"><text:s text:c="8"/>return innerDoNTimes;</text:p>
      <text:p text:style-name="P4">}</text:p>
      <text:p text:style-name="P4"/>
      <text:p text:style-name="P4"><text:soft-page-break/>int m(int a){</text:p>
      <text:p text:style-name="P4"/>
      <text:p text:style-name="P4"><text:s text:c="8"/>return a*5;</text:p>
      <text:p text:style-name="P4">}</text:p>
      <text:p text:style-name="P4"/>
      <text:p text:style-name="P4">int main(){</text:p>
      <text:p text:style-name="P4"/>
      <text:p text:style-name="P4"><text:s text:c="8"/>return doNTimes(5,m)(5);</text:p>
      <text:p text:style-name="P4">}</text:p>
      <text:p text:style-name="P4"/>
      <text:p text:style-name="P4">--C INTEPRETER</text:p>
      <text:p text:style-name="P4"/>
      <text:p text:style-name="P4"/>
      <text:p text:style-name="P4">Answer: 15625</text:p>
      <text:p text:style-name="P4"/>
      <text:p text:style-name="P4"/>
      <text:p text:style-name="P4">int main(){</text:p>
      <text:p text:style-name="P4"/>
      <text:p text:style-name="P4"><text:s text:c="8"/>int a = 2;</text:p>
      <text:p text:style-name="P4"/>
      <text:p text:style-name="P4"><text:s text:c="8"/>while(1){</text:p>
      <text:p text:style-name="P4"/>
      <text:p text:style-name="P4"><text:s text:c="16"/>if(a == 0){</text:p>
      <text:p text:style-name="P4"/>
      <text:p text:style-name="P4"><text:s text:c="24"/>return 1;</text:p>
      <text:p text:style-name="P4"><text:s text:c="16"/>}</text:p>
      <text:p text:style-name="P4"/>
      <text:p text:style-name="P4"><text:s text:c="16"/>a = a - 1;</text:p>
      <text:p text:style-name="P4"><text:s text:c="8"/>}</text:p>
      <text:p text:style-name="P4">}</text:p>
      <text:p text:style-name="P4"/>
      <text:p text:style-name="P4">--C INTEPRETER</text:p>
      <text:p text:style-name="P4"/>
      <text:p text:style-name="P4"/>
      <text:p text:style-name="P4">Answer: 1</text:p>
      <text:p text:style-name="P4"/>
      <text:p text:style-name="P4"/>
      <text:p text:style-name="P4">int main(){</text:p>
      <text:p text:style-name="P4"/>
      <text:p text:style-name="P4"><text:s text:c="8"/>int a = 2;</text:p>
      <text:p text:style-name="P4"><text:s text:c="8"/>int b = 2;</text:p>
      <text:p text:style-name="P4"/>
      <text:p text:style-name="P4"><text:s text:c="8"/>if(a == 2){</text:p>
      <text:p text:style-name="P4"/>
      <text:p text:style-name="P4"><text:s text:c="16"/>if(b == 2){</text:p>
      <text:p text:style-name="P4"/>
      <text:p text:style-name="P4"><text:s text:c="24"/>return 1;</text:p>
      <text:p text:style-name="P4"><text:s text:c="16"/>}</text:p>
      <text:p text:style-name="P4"/>
      <text:p text:style-name="P4"><text:s text:c="16"/>return 2;</text:p>
      <text:p text:style-name="P4"><text:s text:c="8"/>}</text:p>
      <text:p text:style-name="P4"/>
      <text:p text:style-name="P4"><text:soft-page-break/><text:s text:c="8"/>return 0;</text:p>
      <text:p text:style-name="P4">}</text:p>
      <text:p text:style-name="P4"/>
      <text:p text:style-name="P4">--C INTEPRETER</text:p>
      <text:p text:style-name="P4"/>
      <text:p text:style-name="P4"/>
      <text:p text:style-name="P4">Answer: 1</text:p>
      <text:p text:style-name="P4"/>
      <text:p text:style-name="P4"/>
      <text:p text:style-name="P4">int main(){</text:p>
      <text:p text:style-name="P4"/>
      <text:p text:style-name="P4"><text:s text:c="8"/>int a = 3;</text:p>
      <text:p text:style-name="P4"><text:s text:c="8"/>while(a &gt; 0){</text:p>
      <text:p text:style-name="P4"/>
      <text:p text:style-name="P4"><text:s text:c="16"/>int b = 3;</text:p>
      <text:p text:style-name="P4"><text:s text:c="16"/>while(b &gt; 0){</text:p>
      <text:p text:style-name="P4"/>
      <text:p text:style-name="P4"><text:s text:c="24"/>b = b - 1;</text:p>
      <text:p text:style-name="P4"><text:s text:c="16"/>}</text:p>
      <text:p text:style-name="P4"/>
      <text:p text:style-name="P4"><text:s text:c="16"/>a = a - 1;</text:p>
      <text:p text:style-name="P4"><text:s text:c="8"/>}</text:p>
      <text:p text:style-name="P4"/>
      <text:p text:style-name="P4"><text:s text:c="8"/>return 0;</text:p>
      <text:p text:style-name="P4">}</text:p>
      <text:p text:style-name="P4"/>
      <text:p text:style-name="P4">--C INTEPRETER</text:p>
      <text:p text:style-name="P4"/>
      <text:p text:style-name="P4"/>
      <text:p text:style-name="P4">Answer: 0</text:p>
      <text:p text:style-name="P4"/>
      <text:p text:style-name="P4"/>
      <text:p text:style-name="P4">int f(int a){</text:p>
      <text:p text:style-name="P4"/>
      <text:p text:style-name="P4"><text:s text:c="8"/>int g(int a){</text:p>
      <text:p text:style-name="P4"/>
      <text:p text:style-name="P4"><text:s text:c="16"/>int w(int a){</text:p>
      <text:p text:style-name="P4"/>
      <text:p text:style-name="P4"><text:s text:c="24"/>return a * 2;</text:p>
      <text:p text:style-name="P4"><text:s text:c="16"/>}</text:p>
      <text:p text:style-name="P4"/>
      <text:p text:style-name="P4"><text:s text:c="16"/>return w(a) * 2;</text:p>
      <text:p text:style-name="P4"><text:s text:c="8"/>}</text:p>
      <text:p text:style-name="P4"/>
      <text:p text:style-name="P4"><text:s text:c="8"/>return g(a) * 2;</text:p>
      <text:p text:style-name="P4">}</text:p>
      <text:p text:style-name="P4"/>
      <text:p text:style-name="P4">int main(){</text:p>
      <text:p text:style-name="P4"/>
      <text:p text:style-name="P4"><text:s text:c="8"/>return f(2);</text:p>
      <text:p text:style-name="P4">}</text:p>
      <text:p text:style-name="P4"/>
      <text:p text:style-name="P4"><text:soft-page-break/>--C INTEPRETER</text:p>
      <text:p text:style-name="P4"/>
      <text:p text:style-name="P4"/>
      <text:p text:style-name="P4">Answer: 16</text:p>
      <text:p text:style-name="P4"/>
      <text:p text:style-name="P4"/>
      <text:p text:style-name="P4">int f(int a){</text:p>
      <text:p text:style-name="P4"/>
      <text:p text:style-name="P4"><text:s text:c="8"/>int g(int b){</text:p>
      <text:p text:style-name="P4"/>
      <text:p text:style-name="P4"><text:s text:c="16"/>return a * b;</text:p>
      <text:p text:style-name="P4"><text:s text:c="8"/>}</text:p>
      <text:p text:style-name="P4"/>
      <text:p text:style-name="P4"><text:s text:c="8"/>return g;</text:p>
      <text:p text:style-name="P4">}</text:p>
      <text:p text:style-name="P4"/>
      <text:p text:style-name="P4">int main(){</text:p>
      <text:p text:style-name="P4"/>
      <text:p text:style-name="P4"><text:s text:c="8"/>int b = 3;</text:p>
      <text:p text:style-name="P4"><text:s text:c="8"/>function a = f(2);</text:p>
      <text:p text:style-name="P4"/>
      <text:p text:style-name="P4"/>
      <text:p text:style-name="P4"><text:s text:c="8"/>return a(b);</text:p>
      <text:p text:style-name="P4">}</text:p>
      <text:p text:style-name="P4"/>
      <text:p text:style-name="P4">--C INTEPRETER</text:p>
      <text:p text:style-name="P4"/>
      <text:p text:style-name="P4"/>
      <text:p text:style-name="P4">Answer: 6</text:p>
      <text:p text:style-name="P4"/>
      <text:p text:style-name="P4"/>
      <text:p text:style-name="P1">Compiler</text:p>
      <text:p text:style-name="P4"/>
      <text:p text:style-name="P4">int main(){</text:p>
      <text:p text:style-name="P4"/>
      <text:p text:style-name="P4"><text:s text:c="8"/>int a = 2;</text:p>
      <text:p text:style-name="P4"><text:s text:c="8"/>int b = 3;</text:p>
      <text:p text:style-name="P4"/>
      <text:p text:style-name="P4"><text:s text:c="8"/>return a * b;</text:p>
      <text:p text:style-name="P4">}</text:p>
      <text:p text:style-name="P4"/>
      <text:p text:style-name="P4">--C COMPILER</text:p>
      <text:p text:style-name="P4">main:</text:p>
      <text:p text:style-name="P4">$t1 = 2;</text:p>
      <text:p text:style-name="P4">a = $t1;</text:p>
      <text:p text:style-name="P4">$t2 = 3;</text:p>
      <text:p text:style-name="P4">b = $t2;</text:p>
      <text:p text:style-name="P4">$t4 = a;</text:p>
      <text:p text:style-name="P4">$t5 = b;</text:p>
      <text:p text:style-name="P4">$t3 = $t4 * $t5;</text:p>
      <text:p text:style-name="P4">Return <text:s/>$t3;</text:p>
      <text:p text:style-name="P4">.end main</text:p>
      <text:p text:style-name="P4"><text:soft-page-break/></text:p>
      <text:p text:style-name="P4"/>
      <text:p text:style-name="P4"/>
      <text:p text:style-name="P4">.text</text:p>
      <text:p text:style-name="P4">.globl <text:s/>main</text:p>
      <text:p text:style-name="P4">_main:</text:p>
      <text:p text:style-name="P4">jal main</text:p>
      <text:p text:style-name="P4">li $v0,10</text:p>
      <text:p text:style-name="P4">syscall</text:p>
      <text:p text:style-name="P4">.end _main</text:p>
      <text:p text:style-name="P4">main:</text:p>
      <text:p text:style-name="P4">li $v0, 9</text:p>
      <text:p text:style-name="P4">li $a0,16</text:p>
      <text:p text:style-name="P4">syscall</text:p>
      <text:p text:style-name="P4">sw $fp, ($v0)</text:p>
      <text:p text:style-name="P4">sw $ra, 4($v0)</text:p>
      <text:p text:style-name="P4">move $fp, $v0</text:p>
      <text:p text:style-name="P4">li $t1 2</text:p>
      <text:p text:style-name="P4">sw $t1 8($fp)</text:p>
      <text:p text:style-name="P4">li $t2 3</text:p>
      <text:p text:style-name="P4">sw $t2 12($fp)</text:p>
      <text:p text:style-name="P4">lw $t4 8($fp)</text:p>
      <text:p text:style-name="P4">lw $t5 12($fp)</text:p>
      <text:p text:style-name="P4">mul $t3 $t4 $t5</text:p>
      <text:p text:style-name="P4">move $a0, $t3</text:p>
      <text:p text:style-name="P4">lw $ra 4($fp)</text:p>
      <text:p text:style-name="P4">lw $fp 0($fp)</text:p>
      <text:p text:style-name="P4">jr $ra</text:p>
      <text:p text:style-name="P4">.end main</text:p>
      <text:p text:style-name="P4"/>
      <text:p text:style-name="P4">Run: $a0 = 6</text:p>
      <text:p text:style-name="P4"/>
      <text:p text:style-name="P4"/>
      <text:p text:style-name="P4">int main(){</text:p>
      <text:p text:style-name="P4"/>
      <text:p text:style-name="P4"><text:s text:c="8"/>int a = 2;</text:p>
      <text:p text:style-name="P4"><text:s text:c="8"/>int b = 0;</text:p>
      <text:p text:style-name="P4"/>
      <text:p text:style-name="P4"><text:s text:c="8"/>if(a == 2){</text:p>
      <text:p text:style-name="P4"/>
      <text:p text:style-name="P4"><text:s text:c="16"/>b = 1;</text:p>
      <text:p text:style-name="P4"/>
      <text:p text:style-name="P4"><text:s text:c="8"/>}else {</text:p>
      <text:p text:style-name="P4"/>
      <text:p text:style-name="P4"><text:s text:c="16"/>b = 2;</text:p>
      <text:p text:style-name="P4"><text:s text:c="8"/>}</text:p>
      <text:p text:style-name="P4"/>
      <text:p text:style-name="P4"><text:s text:c="8"/>return b;</text:p>
      <text:p text:style-name="P4">}</text:p>
      <text:p text:style-name="P4"/>
      <text:p text:style-name="P4">--C COMPILER</text:p>
      <text:p text:style-name="P4">main:</text:p>
      <text:p text:style-name="P4"><text:soft-page-break/>$t1 = 2;</text:p>
      <text:p text:style-name="P4">a = $t1;</text:p>
      <text:p text:style-name="P4">$t2 = 0;</text:p>
      <text:p text:style-name="P4">b = $t2;</text:p>
      <text:p text:style-name="P4">$t4 = a;</text:p>
      <text:p text:style-name="P4">$t3 = $t4 == 2;</text:p>
      <text:p text:style-name="P4">IF $t3:</text:p>
      <text:p text:style-name="P4">ELSE:</text:p>
      <text:p text:style-name="P4">$t1 = 2;</text:p>
      <text:p text:style-name="P4">b = $t1;</text:p>
      <text:p text:style-name="P4">END ELSE</text:p>
      <text:p text:style-name="P4">THEN:</text:p>
      <text:p text:style-name="P4">$t2 = 1;</text:p>
      <text:p text:style-name="P4">b = $t2;</text:p>
      <text:p text:style-name="P4">END THEN</text:p>
      <text:p text:style-name="P4">Return <text:s/>b;</text:p>
      <text:p text:style-name="P4">.end main</text:p>
      <text:p text:style-name="P4"/>
      <text:p text:style-name="P4"/>
      <text:p text:style-name="P4"/>
      <text:p text:style-name="P4">.text</text:p>
      <text:p text:style-name="P4">.globl <text:s/>main</text:p>
      <text:p text:style-name="P4">_main:</text:p>
      <text:p text:style-name="P4">jal main</text:p>
      <text:p text:style-name="P4">li $v0,10</text:p>
      <text:p text:style-name="P4">syscall</text:p>
      <text:p text:style-name="P4">.end _main</text:p>
      <text:p text:style-name="P4">main:</text:p>
      <text:p text:style-name="P4">li $v0, 9</text:p>
      <text:p text:style-name="P4">li $a0,24</text:p>
      <text:p text:style-name="P4">syscall</text:p>
      <text:p text:style-name="P4">sw $fp, ($v0)</text:p>
      <text:p text:style-name="P4">sw $ra, 4($v0)</text:p>
      <text:p text:style-name="P4">move $fp, $v0</text:p>
      <text:p text:style-name="P4">li $t1 2</text:p>
      <text:p text:style-name="P4">sw $t1 8($fp)</text:p>
      <text:p text:style-name="P4">li $t2 0</text:p>
      <text:p text:style-name="P4">sw $t2 12($fp)</text:p>
      <text:p text:style-name="P4">lw $t4 8($fp)</text:p>
      <text:p text:style-name="P4">seq $t3 $t4 2</text:p>
      <text:p text:style-name="P4">beq $t3 1 if_1</text:p>
      <text:p text:style-name="P4">sw $fp, 16($fp)</text:p>
      <text:p text:style-name="P4">add $fp, $fp, 16</text:p>
      <text:p text:style-name="P4">li $t1 2</text:p>
      <text:p text:style-name="P4">move $v1, $fp</text:p>
      <text:p text:style-name="P4">lw $v1, 0($v1)</text:p>
      <text:p text:style-name="P4">sw $t1 12($v1)</text:p>
      <text:p text:style-name="P4">lw $fp, 0($fp)</text:p>
      <text:p text:style-name="P4">j end_1</text:p>
      <text:p text:style-name="P4">if_1:</text:p>
      <text:p text:style-name="P4">sw $fp, 20($fp)</text:p>
      <text:p text:style-name="P4">add $fp, $fp, 20</text:p>
      <text:p text:style-name="P4"><text:soft-page-break/></text:p>
      <text:p text:style-name="P4">li $t2 1</text:p>
      <text:p text:style-name="P4">move $v1, $fp</text:p>
      <text:p text:style-name="P4">lw $v1, 0($v1)</text:p>
      <text:p text:style-name="P4">sw $t2 12($v1)</text:p>
      <text:p text:style-name="P4">lw $fp, 0($fp)</text:p>
      <text:p text:style-name="P4">end_1:</text:p>
      <text:p text:style-name="P4">lw $a0 12($fp)</text:p>
      <text:p text:style-name="P4">lw $ra 4($fp)</text:p>
      <text:p text:style-name="P4">lw $fp 0($fp)</text:p>
      <text:p text:style-name="P4">jr $ra</text:p>
      <text:p text:style-name="P4">.end main</text:p>
      <text:p text:style-name="P4"/>
      <text:p text:style-name="P4">Run: $a0 = 1</text:p>
      <text:p text:style-name="P4"/>
      <text:p text:style-name="P4"/>
      <text:p text:style-name="P4">int f(int a){</text:p>
      <text:p text:style-name="P4"/>
      <text:p text:style-name="P4"><text:s text:c="8"/>return a * 2;</text:p>
      <text:p text:style-name="P4">}</text:p>
      <text:p text:style-name="P4"/>
      <text:p text:style-name="P4">int main(){</text:p>
      <text:p text:style-name="P4"/>
      <text:p text:style-name="P4"><text:s text:c="8"/>return f(2);</text:p>
      <text:p text:style-name="P4">}</text:p>
      <text:p text:style-name="P4"/>
      <text:p text:style-name="P4">--C COMPILER</text:p>
      <text:p text:style-name="P4">f:</text:p>
      <text:p text:style-name="P4">PopArg a;</text:p>
      <text:p text:style-name="P4">$t2 = a;</text:p>
      <text:p text:style-name="P4">$t1 = $t2 * 2;</text:p>
      <text:p text:style-name="P4">Return <text:s/>$t1;</text:p>
      <text:p text:style-name="P4">.end f</text:p>
      <text:p text:style-name="P4">main:</text:p>
      <text:p text:style-name="P4">$t1 = 2;</text:p>
      <text:p text:style-name="P4">PushParam $t1;</text:p>
      <text:p text:style-name="P4">$t2 = LCall f;</text:p>
      <text:p text:style-name="P4">Return <text:s/>$t2;</text:p>
      <text:p text:style-name="P4">.end main</text:p>
      <text:p text:style-name="P4"/>
      <text:p text:style-name="P4"/>
      <text:p text:style-name="P4"/>
      <text:p text:style-name="P4">.data</text:p>
      <text:p text:style-name="P4">params: .word 0</text:p>
      <text:p text:style-name="P4">.text</text:p>
      <text:p text:style-name="P4">.globl <text:s/>main</text:p>
      <text:p text:style-name="P4">_main:</text:p>
      <text:p text:style-name="P4">jal main</text:p>
      <text:p text:style-name="P4">li $v0,10</text:p>
      <text:p text:style-name="P4">syscall</text:p>
      <text:p text:style-name="P4">.end _main</text:p>
      <text:p text:style-name="P4">f:</text:p>
      <text:p text:style-name="P4"><text:soft-page-break/>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lw $t2 8($fp)</text:p>
      <text:p text:style-name="P4">mul $t1 $t2 2</text:p>
      <text:p text:style-name="P4">move $a0, $t1</text:p>
      <text:p text:style-name="P4">lw $ra 4($fp)</text:p>
      <text:p text:style-name="P4">lw $fp 0($fp)</text:p>
      <text:p text:style-name="P4">jr $ra</text:p>
      <text:p text:style-name="P4">.end f</text:p>
      <text:p text:style-name="P4">main:</text:p>
      <text:p text:style-name="P4">li $v0, 9</text:p>
      <text:p text:style-name="P4">li $a0,8</text:p>
      <text:p text:style-name="P4">syscall</text:p>
      <text:p text:style-name="P4">sw $fp, ($v0)</text:p>
      <text:p text:style-name="P4">sw $ra, 4($v0)</text:p>
      <text:p text:style-name="P4">move $fp, $v0</text:p>
      <text:p text:style-name="P4">li $t1 2</text:p>
      <text:p text:style-name="P4">la $a1, params</text:p>
      <text:p text:style-name="P4">sw $t1, 0($a1)</text:p>
      <text:p text:style-name="P4">jal f</text:p>
      <text:p text:style-name="P4">move $t2, $a0</text:p>
      <text:p text:style-name="P4">move $a0, $t2</text:p>
      <text:p text:style-name="P4">lw $ra 4($fp)</text:p>
      <text:p text:style-name="P4">lw $fp 0($fp)</text:p>
      <text:p text:style-name="P4">jr $ra</text:p>
      <text:p text:style-name="P4">.end main</text:p>
      <text:p text:style-name="P4"/>
      <text:p text:style-name="P4">Run: $a0 = 4</text:p>
      <text:p text:style-name="P4"/>
      <text:p text:style-name="P4">int g(int a, int b){</text:p>
      <text:p text:style-name="P4"/>
      <text:p text:style-name="P4"><text:s text:c="8"/>return a * b;</text:p>
      <text:p text:style-name="P4">}</text:p>
      <text:p text:style-name="P4"/>
      <text:p text:style-name="P4">int f(int a){</text:p>
      <text:p text:style-name="P4"/>
      <text:p text:style-name="P4"><text:s text:c="8"/>return a * 2;</text:p>
      <text:p text:style-name="P4">}</text:p>
      <text:p text:style-name="P4"/>
      <text:p text:style-name="P4">int main(){</text:p>
      <text:p text:style-name="P4"/>
      <text:p text:style-name="P4"><text:s text:c="8"/>int a = 2;</text:p>
      <text:p text:style-name="P4"><text:s text:c="8"/>int b = 5;</text:p>
      <text:p text:style-name="P4"/>
      <text:p text:style-name="P4"><text:s text:c="8"/>return g(a,b) + f (a);</text:p>
      <text:p text:style-name="P4">}</text:p>
      <text:p text:style-name="P4"><text:soft-page-break/></text:p>
      <text:p text:style-name="P4">--C COMPILER</text:p>
      <text:p text:style-name="P4">g:</text:p>
      <text:p text:style-name="P4">PopArg a;</text:p>
      <text:p text:style-name="P4">PopArg b;</text:p>
      <text:p text:style-name="P4">$t2 = a;</text:p>
      <text:p text:style-name="P4">$t3 = b;</text:p>
      <text:p text:style-name="P4">$t1 = $t2 * $t3;</text:p>
      <text:p text:style-name="P4">Return <text:s/>$t1;</text:p>
      <text:p text:style-name="P4">.end g</text:p>
      <text:p text:style-name="P4">f:</text:p>
      <text:p text:style-name="P4">PopArg a;</text:p>
      <text:p text:style-name="P4">$t2 = a;</text:p>
      <text:p text:style-name="P4">$t1 = $t2 * 2;</text:p>
      <text:p text:style-name="P4">Return <text:s/>$t1;</text:p>
      <text:p text:style-name="P4">.end f</text:p>
      <text:p text:style-name="P4">main:</text:p>
      <text:p text:style-name="P4">$t1 = 2;</text:p>
      <text:p text:style-name="P4">a = $t1;</text:p>
      <text:p text:style-name="P4">$t2 = 5;</text:p>
      <text:p text:style-name="P4">b = $t2;</text:p>
      <text:p text:style-name="P4">$t3 = a;</text:p>
      <text:p text:style-name="P4">PushParam $t3;</text:p>
      <text:p text:style-name="P4">$t3 = b;</text:p>
      <text:p text:style-name="P4">PushParam $t3;</text:p>
      <text:p text:style-name="P4">$t4 = LCall g;</text:p>
      <text:p text:style-name="P4">$t5 = a;</text:p>
      <text:p text:style-name="P4">PushParam $t5;</text:p>
      <text:p text:style-name="P4">$t6 = LCall f;</text:p>
      <text:p text:style-name="P4">$t7 = $t4 + $t6;</text:p>
      <text:p text:style-name="P4">Return <text:s/>$t7;</text:p>
      <text:p text:style-name="P4">.end main</text:p>
      <text:p text:style-name="P4"/>
      <text:p text:style-name="P4"/>
      <text:p text:style-name="P4"/>
      <text:p text:style-name="P4">.data</text:p>
      <text:p text:style-name="P4">params: .word 0, 0</text:p>
      <text:p text:style-name="P4">.text</text:p>
      <text:p text:style-name="P4">.globl <text:s/>main</text:p>
      <text:p text:style-name="P4">_main:</text:p>
      <text:p text:style-name="P4">jal main</text:p>
      <text:p text:style-name="P4">li $v0,10</text:p>
      <text:p text:style-name="P4">syscall</text:p>
      <text:p text:style-name="P4">.end _main</text:p>
      <text:p text:style-name="P4">g:</text:p>
      <text:p text:style-name="P4">li $v0, 9</text:p>
      <text:p text:style-name="P4">li $a0,16</text:p>
      <text:p text:style-name="P4">syscall</text:p>
      <text:p text:style-name="P4">sw $fp, ($v0)</text:p>
      <text:p text:style-name="P4">sw $ra, 4($v0)</text:p>
      <text:p text:style-name="P4">move $fp, $v0</text:p>
      <text:p text:style-name="P4">lw $t0, 0($a1)</text:p>
      <text:p text:style-name="P4"><text:soft-page-break/>sw $t0,8($fp)</text:p>
      <text:p text:style-name="P4">lw $t0, 4($a1)</text:p>
      <text:p text:style-name="P4">sw $t0,12($fp)</text:p>
      <text:p text:style-name="P4">lw $t2 8($fp)</text:p>
      <text:p text:style-name="P4">lw $t3 12($fp)</text:p>
      <text:p text:style-name="P4">mul $t1 $t2 $t3</text:p>
      <text:p text:style-name="P4">move $a0, $t1</text:p>
      <text:p text:style-name="P4">lw $ra 4($fp)</text:p>
      <text:p text:style-name="P4">lw $fp 0($fp)</text:p>
      <text:p text:style-name="P4">jr $ra</text:p>
      <text:p text:style-name="P4">.end g</text:p>
      <text:p text:style-name="P4">f:</text:p>
      <text:p text:style-name="P4">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lw $t2 8($fp)</text:p>
      <text:p text:style-name="P4">mul $t1 $t2 2</text:p>
      <text:p text:style-name="P4">move $a0, $t1</text:p>
      <text:p text:style-name="P4">lw $ra 4($fp)</text:p>
      <text:p text:style-name="P4">lw $fp 0($fp)</text:p>
      <text:p text:style-name="P4">jr $ra</text:p>
      <text:p text:style-name="P4">.end f</text:p>
      <text:p text:style-name="P4">main:</text:p>
      <text:p text:style-name="P4">li $v0, 9</text:p>
      <text:p text:style-name="P4">li $a0,16</text:p>
      <text:p text:style-name="P4">syscall</text:p>
      <text:p text:style-name="P4">sw $fp, ($v0)</text:p>
      <text:p text:style-name="P4">sw $ra, 4($v0)</text:p>
      <text:p text:style-name="P4">move $fp, $v0</text:p>
      <text:p text:style-name="P4">li $t1 2</text:p>
      <text:p text:style-name="P4">sw $t1 8($fp)</text:p>
      <text:p text:style-name="P4">li $t2 5</text:p>
      <text:p text:style-name="P4">sw $t2 12($fp)</text:p>
      <text:p text:style-name="P4">lw $t3 8($fp)</text:p>
      <text:p text:style-name="P4">la $a1, params</text:p>
      <text:p text:style-name="P4">sw $t3, 0($a1)</text:p>
      <text:p text:style-name="P4">lw $t3 12($fp)</text:p>
      <text:p text:style-name="P4">sw $t3, 4($a1)</text:p>
      <text:p text:style-name="P4">jal g</text:p>
      <text:p text:style-name="P4">move $t4, $a0</text:p>
      <text:p text:style-name="P4">lw $t5 8($fp)</text:p>
      <text:p text:style-name="P4">la $a1, params</text:p>
      <text:p text:style-name="P4">sw $t5, 0($a1)</text:p>
      <text:p text:style-name="P4">jal f</text:p>
      <text:p text:style-name="P4">move $t6, $a0</text:p>
      <text:p text:style-name="P4">add $t7 $t4 $t6</text:p>
      <text:p text:style-name="P4">move $a0, $t7</text:p>
      <text:p text:style-name="P4"><text:soft-page-break/>lw $ra 4($fp)</text:p>
      <text:p text:style-name="P4">lw $fp 0($fp)</text:p>
      <text:p text:style-name="P4">jr $ra</text:p>
      <text:p text:style-name="P4">.end main</text:p>
      <text:p text:style-name="P4"/>
      <text:p text:style-name="P4">Run: $a0 = 14</text:p>
      <text:p text:style-name="P4"/>
      <text:p text:style-name="P4">int pow(int number,int power){</text:p>
      <text:p text:style-name="P4"/>
      <text:p text:style-name="P4"><text:s text:c="8"/>int total = 1;</text:p>
      <text:p text:style-name="P4"><text:s text:c="8"/>while(power &gt; 0){</text:p>
      <text:p text:style-name="P4"/>
      <text:p text:style-name="P4"><text:s text:c="16"/>total = total * number;</text:p>
      <text:p text:style-name="P4"><text:s text:c="16"/>power = power - 1;</text:p>
      <text:p text:style-name="P4"><text:s text:c="8"/>}</text:p>
      <text:p text:style-name="P4"/>
      <text:p text:style-name="P4"><text:s text:c="8"/>return total;</text:p>
      <text:p text:style-name="P4"/>
      <text:p text:style-name="P4">}</text:p>
      <text:p text:style-name="P4"/>
      <text:p text:style-name="P4">int main(){</text:p>
      <text:p text:style-name="P4"/>
      <text:p text:style-name="P4"><text:s text:c="8"/>return pow(2,5);</text:p>
      <text:p text:style-name="P4">}</text:p>
      <text:p text:style-name="P4"/>
      <text:p text:style-name="P4">--C COMPILER</text:p>
      <text:p text:style-name="P4">pow:</text:p>
      <text:p text:style-name="P4">PopArg number;</text:p>
      <text:p text:style-name="P4">PopArg power;</text:p>
      <text:p text:style-name="P4">$t1 = 1;</text:p>
      <text:p text:style-name="P4">total = $t1;</text:p>
      <text:p text:style-name="P4">$t3 = power;</text:p>
      <text:p text:style-name="P4">$t2 = $t3 &gt; 0;</text:p>
      <text:p text:style-name="P4">WHILE $t2:</text:p>
      <text:p text:style-name="P4">$t2 = total;</text:p>
      <text:p text:style-name="P4">$t3 = number;</text:p>
      <text:p text:style-name="P4">$t1 = $t2 * $t3;</text:p>
      <text:p text:style-name="P4">$t4 = $t1;</text:p>
      <text:p text:style-name="P4">total = $t4;</text:p>
      <text:p text:style-name="P4">$t6 = power;</text:p>
      <text:p text:style-name="P4">$t5 = $t6 - 1;</text:p>
      <text:p text:style-name="P4">$t7 = $t5;</text:p>
      <text:p text:style-name="P4">power = $t7;</text:p>
      <text:p text:style-name="P4">END WHILE</text:p>
      <text:p text:style-name="P4">Return <text:s/>total;</text:p>
      <text:p text:style-name="P4">.end pow</text:p>
      <text:p text:style-name="P4">main:</text:p>
      <text:p text:style-name="P4">$t1 = 2;</text:p>
      <text:p text:style-name="P4">PushParam $t1;</text:p>
      <text:p text:style-name="P4">$t1 = 5;</text:p>
      <text:p text:style-name="P4">PushParam $t1;</text:p>
      <text:p text:style-name="P4">$t2 = LCall pow;</text:p>
      <text:p text:style-name="P4"><text:soft-page-break/>Return <text:s/>$t2;</text:p>
      <text:p text:style-name="P4">.end main</text:p>
      <text:p text:style-name="P4"/>
      <text:p text:style-name="P4"/>
      <text:p text:style-name="P4"/>
      <text:p text:style-name="P4">.data</text:p>
      <text:p text:style-name="P4">params: .word 0, 0</text:p>
      <text:p text:style-name="P4">.text</text:p>
      <text:p text:style-name="P4">.globl <text:s/>main</text:p>
      <text:p text:style-name="P4">_main:</text:p>
      <text:p text:style-name="P4">jal main</text:p>
      <text:p text:style-name="P4">li $v0,10</text:p>
      <text:p text:style-name="P4">syscall</text:p>
      <text:p text:style-name="P4">.end _main</text:p>
      <text:p text:style-name="P4">pow:</text:p>
      <text:p text:style-name="P4">li $v0, 9</text:p>
      <text:p text:style-name="P4">li $a0,24</text:p>
      <text:p text:style-name="P4">syscall</text:p>
      <text:p text:style-name="P4">sw $fp, ($v0)</text:p>
      <text:p text:style-name="P4">sw $ra, 4($v0)</text:p>
      <text:p text:style-name="P4">move $fp, $v0</text:p>
      <text:p text:style-name="P4">lw $t0, 0($a1)</text:p>
      <text:p text:style-name="P4">sw $t0,8($fp)</text:p>
      <text:p text:style-name="P4">lw $t0, 4($a1)</text:p>
      <text:p text:style-name="P4">sw $t0,12($fp)</text:p>
      <text:p text:style-name="P4">li $t1 1</text:p>
      <text:p text:style-name="P4">sw $t1 16($fp)</text:p>
      <text:p text:style-name="P4">While_1:</text:p>
      <text:p text:style-name="P4">lw $t3 12($fp)</text:p>
      <text:p text:style-name="P4">sgt $t2 $t3 0</text:p>
      <text:p text:style-name="P4">beq $t2 0 endWhile_1</text:p>
      <text:p text:style-name="P4">sw $fp, 20($fp)</text:p>
      <text:p text:style-name="P4">add $fp, $fp, 20</text:p>
      <text:p text:style-name="P4">move $v1, $fp</text:p>
      <text:p text:style-name="P4">lw $v1, 0($v1)</text:p>
      <text:p text:style-name="P4">lw $t2 16($v1)</text:p>
      <text:p text:style-name="P4">move $v1, $fp</text:p>
      <text:p text:style-name="P4">lw $v1, 0($v1)</text:p>
      <text:p text:style-name="P4">lw $t3 8($v1)</text:p>
      <text:p text:style-name="P4">mul $t1 $t2 $t3</text:p>
      <text:p text:style-name="P4">move $t4 $t1</text:p>
      <text:p text:style-name="P4">move $v1, $fp</text:p>
      <text:p text:style-name="P4">lw $v1, 0($v1)</text:p>
      <text:p text:style-name="P4">sw $t4 16($v1)</text:p>
      <text:p text:style-name="P4">move $v1, $fp</text:p>
      <text:p text:style-name="P4">lw $v1, 0($v1)</text:p>
      <text:p text:style-name="P4">lw $t6 12($v1)</text:p>
      <text:p text:style-name="P4">sub $t5 $t6 1</text:p>
      <text:p text:style-name="P4">move $t7 $t5</text:p>
      <text:p text:style-name="P4">move $v1, $fp</text:p>
      <text:p text:style-name="P4">lw $v1, 0($v1)</text:p>
      <text:p text:style-name="P4">sw $t7 12($v1)</text:p>
      <text:p text:style-name="P4"><text:soft-page-break/>lw $fp, 0($fp)</text:p>
      <text:p text:style-name="P4">j While_1</text:p>
      <text:p text:style-name="P4">endWhile_1:</text:p>
      <text:p text:style-name="P4">lw $a0 16($fp)</text:p>
      <text:p text:style-name="P4">lw $ra 4($fp)</text:p>
      <text:p text:style-name="P4">lw $fp 0($fp)</text:p>
      <text:p text:style-name="P4">jr $ra</text:p>
      <text:p text:style-name="P4">.end pow</text:p>
      <text:p text:style-name="P4">main:</text:p>
      <text:p text:style-name="P4">li $v0, 9</text:p>
      <text:p text:style-name="P4">li $a0,8</text:p>
      <text:p text:style-name="P4">syscall</text:p>
      <text:p text:style-name="P4">sw $fp, ($v0)</text:p>
      <text:p text:style-name="P4">sw $ra, 4($v0)</text:p>
      <text:p text:style-name="P4">move $fp, $v0</text:p>
      <text:p text:style-name="P4">li $t1 2</text:p>
      <text:p text:style-name="P4">la $a1, params</text:p>
      <text:p text:style-name="P4">sw $t1, 0($a1)</text:p>
      <text:p text:style-name="P4">li $t1 5</text:p>
      <text:p text:style-name="P4">sw $t1, 4($a1)</text:p>
      <text:p text:style-name="P4">jal pow</text:p>
      <text:p text:style-name="P4">move $t2, $a0</text:p>
      <text:p text:style-name="P4">move $a0, $t2</text:p>
      <text:p text:style-name="P4">lw $ra 4($fp)</text:p>
      <text:p text:style-name="P4">lw $fp 0($fp)</text:p>
      <text:p text:style-name="P4">jr $ra</text:p>
      <text:p text:style-name="P4">.end main</text:p>
      <text:p text:style-name="P4"/>
      <text:p text:style-name="P4">Run: $a0 = 32 </text:p>
      <text:p text:style-name="P4"/>
      <text:p text:style-name="P4">function cplus(int a){</text:p>
      <text:p text:style-name="P4"><text:s text:c="8"/>int add(int b){return a + b;}</text:p>
      <text:p text:style-name="P4"><text:s text:c="8"/>return add;</text:p>
      <text:p text:style-name="P4">}</text:p>
      <text:p text:style-name="P4"/>
      <text:p text:style-name="P4">int main(){</text:p>
      <text:p text:style-name="P4"/>
      <text:p text:style-name="P4"><text:s text:c="8"/>return cplus(5)(5);</text:p>
      <text:p text:style-name="P4">}</text:p>
      <text:p text:style-name="P4"/>
      <text:p text:style-name="P4">--C COMPILER</text:p>
      <text:p text:style-name="P4">cplus:</text:p>
      <text:p text:style-name="P4">PopArg a;</text:p>
      <text:p text:style-name="P4">add_:</text:p>
      <text:p text:style-name="P4">PopArg b;</text:p>
      <text:p text:style-name="P4">$t2 = a;</text:p>
      <text:p text:style-name="P4">$t3 = b;</text:p>
      <text:p text:style-name="P4">$t1 = $t2 + $t3;</text:p>
      <text:p text:style-name="P4">Return <text:s/>$t1;</text:p>
      <text:p text:style-name="P4">.end add_</text:p>
      <text:p text:style-name="P4">Return <text:s/>add_;</text:p>
      <text:p text:style-name="P4">.end cplus</text:p>
      <text:p text:style-name="P4"><text:soft-page-break/>main:</text:p>
      <text:p text:style-name="P4">$t1 = 5;</text:p>
      <text:p text:style-name="P4">PushParam $t1;</text:p>
      <text:p text:style-name="P4">$t2 = LCall cplus;</text:p>
      <text:p text:style-name="P4">$t3 = 5;</text:p>
      <text:p text:style-name="P4">PushParam $t3;</text:p>
      <text:p text:style-name="P4">$t4 = LCall $t2;</text:p>
      <text:p text:style-name="P4">Return <text:s/>$t4;</text:p>
      <text:p text:style-name="P4">.end main</text:p>
      <text:p text:style-name="P4"/>
      <text:p text:style-name="P4"/>
      <text:p text:style-name="P4"/>
      <text:p text:style-name="P4">.data</text:p>
      <text:p text:style-name="P4">params: .word 0</text:p>
      <text:p text:style-name="P4">.text</text:p>
      <text:p text:style-name="P4">.globl <text:s/>main</text:p>
      <text:p text:style-name="P4">_main:</text:p>
      <text:p text:style-name="P4">jal main</text:p>
      <text:p text:style-name="P4">li $v0,10</text:p>
      <text:p text:style-name="P4">syscall</text:p>
      <text:p text:style-name="P4">.end _main</text:p>
      <text:p text:style-name="P4">cplus:</text:p>
      <text:p text:style-name="P4">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j endadd_</text:p>
      <text:p text:style-name="P4">add_:</text:p>
      <text:p text:style-name="P4">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move $v1, $fp</text:p>
      <text:p text:style-name="P4">lw $v1, 0($v1)</text:p>
      <text:p text:style-name="P4">lw $t2 8($v1)</text:p>
      <text:p text:style-name="P4">lw $t3 8($fp)</text:p>
      <text:p text:style-name="P4">add $t1 $t2 $t3</text:p>
      <text:p text:style-name="P4">move $a0, $t1</text:p>
      <text:p text:style-name="P4">lw $ra 4($fp)</text:p>
      <text:p text:style-name="P4">lw $fp 0($fp)</text:p>
      <text:p text:style-name="P4">jr $ra</text:p>
      <text:p text:style-name="P4">.end add_</text:p>
      <text:p text:style-name="P4">endadd_:</text:p>
      <text:p text:style-name="P4">li $v0, 9</text:p>
      <text:p text:style-name="P4"><text:soft-page-break/>li $a0, 8</text:p>
      <text:p text:style-name="P4">syscall</text:p>
      <text:p text:style-name="P4">la $t0, add_</text:p>
      <text:p text:style-name="P4">sw $t0, ($v0)</text:p>
      <text:p text:style-name="P4">sw $fp, 4($v0)</text:p>
      <text:p text:style-name="P4">la $a0, ($v0)</text:p>
      <text:p text:style-name="P4">lw $ra 4($fp)</text:p>
      <text:p text:style-name="P4">lw $fp 0($fp)</text:p>
      <text:p text:style-name="P4">jr $ra</text:p>
      <text:p text:style-name="P4">.end cplus</text:p>
      <text:p text:style-name="P4">main:</text:p>
      <text:p text:style-name="P4">li $v0, 9</text:p>
      <text:p text:style-name="P4">li $a0,24</text:p>
      <text:p text:style-name="P4">syscall</text:p>
      <text:p text:style-name="P4">sw $fp, ($v0)</text:p>
      <text:p text:style-name="P4">sw $ra, 4($v0)</text:p>
      <text:p text:style-name="P4">move $fp, $v0</text:p>
      <text:p text:style-name="P4">li $t1 5</text:p>
      <text:p text:style-name="P4">la $a1, params</text:p>
      <text:p text:style-name="P4">sw $t1, 0($a1)</text:p>
      <text:p text:style-name="P4">jal cplus</text:p>
      <text:p text:style-name="P4">move $t2, $a0</text:p>
      <text:p text:style-name="P4">li $t3 5</text:p>
      <text:p text:style-name="P4">la $a1, params</text:p>
      <text:p text:style-name="P4">sw $t3, 0($a1)</text:p>
      <text:p text:style-name="P4">sw $s2,8($fp)</text:p>
      <text:p text:style-name="P4">move $s2, $fp</text:p>
      <text:p text:style-name="P4">lw $fp, 4($t2)</text:p>
      <text:p text:style-name="P4">lw $t0, 0($t2)</text:p>
      <text:p text:style-name="P4">jalr $t0</text:p>
      <text:p text:style-name="P4">move $fp, $s2</text:p>
      <text:p text:style-name="P4">lw $s2, 8($fp)</text:p>
      <text:p text:style-name="P4">move $t4, $a0</text:p>
      <text:p text:style-name="P4">move $a0, $t4</text:p>
      <text:p text:style-name="P4">lw $ra 4($fp)</text:p>
      <text:p text:style-name="P4">lw $fp 0($fp)</text:p>
      <text:p text:style-name="P4">jr $ra</text:p>
      <text:p text:style-name="P4">.end main</text:p>
      <text:p text:style-name="P4"/>
      <text:p text:style-name="P4">Run: $a0 = 10</text:p>
      <text:p text:style-name="P4"/>
      <text:p text:style-name="P4">int fact(int n) {</text:p>
      <text:p text:style-name="P4"><text:s text:c="8"/>int inner_fact(int n, int a) {</text:p>
      <text:p text:style-name="P4"><text:s text:c="16"/>if (n==0) return a;</text:p>
      <text:p text:style-name="P4"><text:s text:c="16"/>return inner_fact(n-1,a*n);</text:p>
      <text:p text:style-name="P4"><text:s text:c="8"/>}</text:p>
      <text:p text:style-name="P4"><text:s text:c="8"/>return inner_fact(n,1);</text:p>
      <text:p text:style-name="P4">}</text:p>
      <text:p text:style-name="P4"/>
      <text:p text:style-name="P4">int main(){</text:p>
      <text:p text:style-name="P4"/>
      <text:p text:style-name="P4"><text:s text:c="8"/>return fact(5);</text:p>
      <text:p text:style-name="P4"><text:soft-page-break/>}</text:p>
      <text:p text:style-name="P4"/>
      <text:p text:style-name="P4">--C COMPILER</text:p>
      <text:p text:style-name="P4">fact:</text:p>
      <text:p text:style-name="P4">PopArg n;</text:p>
      <text:p text:style-name="P4">inner_fact:</text:p>
      <text:p text:style-name="P4">PopArg n;</text:p>
      <text:p text:style-name="P4">PopArg a;</text:p>
      <text:p text:style-name="P4">$t2 = n;</text:p>
      <text:p text:style-name="P4">$t1 = $t2 == 0;</text:p>
      <text:p text:style-name="P4">IF $t1:</text:p>
      <text:p text:style-name="P4">THEN:</text:p>
      <text:p text:style-name="P4">Return <text:s/>a;</text:p>
      <text:p text:style-name="P4">END THEN</text:p>
      <text:p text:style-name="P4">$t3 = n;</text:p>
      <text:p text:style-name="P4">$t2 = $t3 - 1;</text:p>
      <text:p text:style-name="P4">PushParam $t2;</text:p>
      <text:p text:style-name="P4">$t5 = a;</text:p>
      <text:p text:style-name="P4">$t6 = n;</text:p>
      <text:p text:style-name="P4">$t4 = $t5 * $t6;</text:p>
      <text:p text:style-name="P4">PushParam $t4;</text:p>
      <text:p text:style-name="P4">$t7 = LCall inner_fact;</text:p>
      <text:p text:style-name="P4">Return <text:s/>$t7;</text:p>
      <text:p text:style-name="P4">.end inner_fact</text:p>
      <text:p text:style-name="P4">$t8 = n;</text:p>
      <text:p text:style-name="P4">PushParam $t8;</text:p>
      <text:p text:style-name="P4">$t8 = 1;</text:p>
      <text:p text:style-name="P4">PushParam $t8;</text:p>
      <text:p text:style-name="P4">$t9 = LCall inner_fact;</text:p>
      <text:p text:style-name="P4">Return <text:s/>$t9;</text:p>
      <text:p text:style-name="P4">.end fact</text:p>
      <text:p text:style-name="P4">main:</text:p>
      <text:p text:style-name="P4">$t1 = 5;</text:p>
      <text:p text:style-name="P4">PushParam $t1;</text:p>
      <text:p text:style-name="P4">$t2 = LCall fact;</text:p>
      <text:p text:style-name="P4">Return <text:s/>$t2;</text:p>
      <text:p text:style-name="P4">.end main</text:p>
      <text:p text:style-name="P4"/>
      <text:p text:style-name="P4"/>
      <text:p text:style-name="P4"/>
      <text:p text:style-name="P4">.data</text:p>
      <text:p text:style-name="P4">params: .word 0, 0</text:p>
      <text:p text:style-name="P4">.text</text:p>
      <text:p text:style-name="P4">.globl <text:s/>main</text:p>
      <text:p text:style-name="P4">_main:</text:p>
      <text:p text:style-name="P4">jal main</text:p>
      <text:p text:style-name="P4">li $v0,10</text:p>
      <text:p text:style-name="P4">syscall</text:p>
      <text:p text:style-name="P4">.end _main</text:p>
      <text:p text:style-name="P4">fact:</text:p>
      <text:p text:style-name="P4">li $v0, 9</text:p>
      <text:p text:style-name="P4">li $a0,12</text:p>
      <text:p text:style-name="P4"><text:soft-page-break/>syscall</text:p>
      <text:p text:style-name="P4">sw $fp, ($v0)</text:p>
      <text:p text:style-name="P4">sw $ra, 4($v0)</text:p>
      <text:p text:style-name="P4">move $fp, $v0</text:p>
      <text:p text:style-name="P4">lw $t0, 0($a1)</text:p>
      <text:p text:style-name="P4">sw $t0,8($fp)</text:p>
      <text:p text:style-name="P4">j endinner_fact</text:p>
      <text:p text:style-name="P4">inner_fact:</text:p>
      <text:p text:style-name="P4">li $v0, 9</text:p>
      <text:p text:style-name="P4">li $a0,20</text:p>
      <text:p text:style-name="P4">syscall</text:p>
      <text:p text:style-name="P4">sw $fp, ($v0)</text:p>
      <text:p text:style-name="P4">sw $ra, 4($v0)</text:p>
      <text:p text:style-name="P4">move $fp, $v0</text:p>
      <text:p text:style-name="P4">lw $t0, 0($a1)</text:p>
      <text:p text:style-name="P4">sw $t0,8($fp)</text:p>
      <text:p text:style-name="P4">lw $t0, 4($a1)</text:p>
      <text:p text:style-name="P4">sw $t0,12($fp)</text:p>
      <text:p text:style-name="P4">lw $t2 8($fp)</text:p>
      <text:p text:style-name="P4">seq $t1 $t2 0</text:p>
      <text:p text:style-name="P4">beq $t1 1 if_1</text:p>
      <text:p text:style-name="P4">j end_1</text:p>
      <text:p text:style-name="P4">if_1:</text:p>
      <text:p text:style-name="P4">sw $fp, 16($fp)</text:p>
      <text:p text:style-name="P4">add $fp, $fp, 16</text:p>
      <text:p text:style-name="P4"/>
      <text:p text:style-name="P4">move $v1, $fp</text:p>
      <text:p text:style-name="P4">lw $v1, 0($v1)</text:p>
      <text:p text:style-name="P4">lw $a0 12($v1)</text:p>
      <text:p text:style-name="P4">move $v1, $fp</text:p>
      <text:p text:style-name="P4">lw $v1, 0($v1)</text:p>
      <text:p text:style-name="P4">lw $ra 4($v1)</text:p>
      <text:p text:style-name="P4">move $v1, $fp</text:p>
      <text:p text:style-name="P4">lw $v1, 0($v1)</text:p>
      <text:p text:style-name="P4">lw $fp 0($v1)</text:p>
      <text:p text:style-name="P4">jr $ra</text:p>
      <text:p text:style-name="P4">lw $fp, 0($fp)</text:p>
      <text:p text:style-name="P4">end_1:</text:p>
      <text:p text:style-name="P4">lw $t3 8($fp)</text:p>
      <text:p text:style-name="P4">sub $t2 $t3 1</text:p>
      <text:p text:style-name="P4">la $a1, params</text:p>
      <text:p text:style-name="P4">sw $t2, 0($a1)</text:p>
      <text:p text:style-name="P4">lw $t5 12($fp)</text:p>
      <text:p text:style-name="P4">lw $t6 8($fp)</text:p>
      <text:p text:style-name="P4">mul $t4 $t5 $t6</text:p>
      <text:p text:style-name="P4">sw $t4, 4($a1)</text:p>
      <text:p text:style-name="P4">jal inner_fact</text:p>
      <text:p text:style-name="P4">move $t7, $a0</text:p>
      <text:p text:style-name="P4">move $a0, $t7</text:p>
      <text:p text:style-name="P4">lw $ra 4($fp)</text:p>
      <text:p text:style-name="P4">lw $fp 0($fp)</text:p>
      <text:p text:style-name="P4">jr $ra</text:p>
      <text:p text:style-name="P4"><text:soft-page-break/>.end inner_fact</text:p>
      <text:p text:style-name="P4">endinner_fact:</text:p>
      <text:p text:style-name="P4">lw $t8 8($fp)</text:p>
      <text:p text:style-name="P4">la $a1, params</text:p>
      <text:p text:style-name="P4">sw $t8, 0($a1)</text:p>
      <text:p text:style-name="P4">li $t8 1</text:p>
      <text:p text:style-name="P4">sw $t8, 4($a1)</text:p>
      <text:p text:style-name="P4">jal inner_fact</text:p>
      <text:p text:style-name="P4">move $t9, $a0</text:p>
      <text:p text:style-name="P4">move $a0, $t9</text:p>
      <text:p text:style-name="P4">lw $ra 4($fp)</text:p>
      <text:p text:style-name="P4">lw $fp 0($fp)</text:p>
      <text:p text:style-name="P4">jr $ra</text:p>
      <text:p text:style-name="P4">.end fact</text:p>
      <text:p text:style-name="P4">main:</text:p>
      <text:p text:style-name="P4">li $v0, 9</text:p>
      <text:p text:style-name="P4">li $a0,8</text:p>
      <text:p text:style-name="P4">syscall</text:p>
      <text:p text:style-name="P4">sw $fp, ($v0)</text:p>
      <text:p text:style-name="P4">sw $ra, 4($v0)</text:p>
      <text:p text:style-name="P4">move $fp, $v0</text:p>
      <text:p text:style-name="P4">li $t1 5</text:p>
      <text:p text:style-name="P4">la $a1, params</text:p>
      <text:p text:style-name="P4">sw $t1, 0($a1)</text:p>
      <text:p text:style-name="P4">jal fact</text:p>
      <text:p text:style-name="P4">move $t2, $a0</text:p>
      <text:p text:style-name="P4">move $a0, $t2</text:p>
      <text:p text:style-name="P4">lw $ra 4($fp)</text:p>
      <text:p text:style-name="P4">lw $fp 0($fp)</text:p>
      <text:p text:style-name="P4">jr $ra</text:p>
      <text:p text:style-name="P4">.end main</text:p>
      <text:p text:style-name="P4"/>
      <text:p text:style-name="P4">Run: $a0 = 120</text:p>
      <text:p text:style-name="P4"/>
      <text:p text:style-name="P4">function twice(function f,int n) {</text:p>
      <text:p text:style-name="P4"><text:s text:c="8"/>int g(int x) { return f(f(x*n)); }</text:p>
      <text:p text:style-name="P4"><text:s text:c="8"/>return g;</text:p>
      <text:p text:style-name="P4"><text:s/>}</text:p>
      <text:p text:style-name="P4"/>
      <text:p text:style-name="P4">int m(int a){</text:p>
      <text:p text:style-name="P4"/>
      <text:p text:style-name="P4"><text:s text:c="8"/>return a*5;</text:p>
      <text:p text:style-name="P4">}</text:p>
      <text:p text:style-name="P4"/>
      <text:p text:style-name="P4">int main(){</text:p>
      <text:p text:style-name="P4"/>
      <text:p text:style-name="P4"><text:s text:c="8"/>return twice(m,5)(5);</text:p>
      <text:p text:style-name="P4">}</text:p>
      <text:p text:style-name="P4"/>
      <text:p text:style-name="P4">--C COMPILER</text:p>
      <text:p text:style-name="P4">twice:</text:p>
      <text:p text:style-name="P4">PopArg f;</text:p>
      <text:p text:style-name="P4"><text:soft-page-break/>PopArg n;</text:p>
      <text:p text:style-name="P4">g:</text:p>
      <text:p text:style-name="P4">PopArg x;</text:p>
      <text:p text:style-name="P4">$t4 = x;</text:p>
      <text:p text:style-name="P4">$t5 = n;</text:p>
      <text:p text:style-name="P4">$t3 = $t4 * $t5;</text:p>
      <text:p text:style-name="P4">PushParam $t3;</text:p>
      <text:p text:style-name="P4">$t6 = LCall f;</text:p>
      <text:p text:style-name="P4">PushParam $t6;</text:p>
      <text:p text:style-name="P4">$t7 = LCall f;</text:p>
      <text:p text:style-name="P4">Return <text:s/>$t7;</text:p>
      <text:p text:style-name="P4">.end g</text:p>
      <text:p text:style-name="P4">Return <text:s/>g;</text:p>
      <text:p text:style-name="P4">.end twice</text:p>
      <text:p text:style-name="P4">m:</text:p>
      <text:p text:style-name="P4">PopArg a;</text:p>
      <text:p text:style-name="P4">$t2 = a;</text:p>
      <text:p text:style-name="P4">$t1 = $t2 * 5;</text:p>
      <text:p text:style-name="P4">Return <text:s/>$t1;</text:p>
      <text:p text:style-name="P4">.end m</text:p>
      <text:p text:style-name="P4">main:</text:p>
      <text:p text:style-name="P4">$t1 = m;</text:p>
      <text:p text:style-name="P4">PushParam $t1;</text:p>
      <text:p text:style-name="P4">$t1 = 5;</text:p>
      <text:p text:style-name="P4">PushParam $t1;</text:p>
      <text:p text:style-name="P4">$t2 = LCall twice;</text:p>
      <text:p text:style-name="P4">$t3 = 5;</text:p>
      <text:p text:style-name="P4">PushParam $t3;</text:p>
      <text:p text:style-name="P4">$t4 = LCall $t2;</text:p>
      <text:p text:style-name="P4">Return <text:s/>$t4;</text:p>
      <text:p text:style-name="P4">.end main</text:p>
      <text:p text:style-name="P4"/>
      <text:p text:style-name="P4"/>
      <text:p text:style-name="P4"/>
      <text:p text:style-name="P4">.data</text:p>
      <text:p text:style-name="P4">params: .word 0, 0</text:p>
      <text:p text:style-name="P4">.text</text:p>
      <text:p text:style-name="P4">.globl <text:s/>main</text:p>
      <text:p text:style-name="P4">_main:</text:p>
      <text:p text:style-name="P4">jal main</text:p>
      <text:p text:style-name="P4">li $v0,10</text:p>
      <text:p text:style-name="P4">syscall</text:p>
      <text:p text:style-name="P4">.end _main</text:p>
      <text:p text:style-name="P4">twice:</text:p>
      <text:p text:style-name="P4">li $v0, 9</text:p>
      <text:p text:style-name="P4">li $a0,16</text:p>
      <text:p text:style-name="P4">syscall</text:p>
      <text:p text:style-name="P4">sw $fp, ($v0)</text:p>
      <text:p text:style-name="P4">sw $ra, 4($v0)</text:p>
      <text:p text:style-name="P4">move $fp, $v0</text:p>
      <text:p text:style-name="P4">lw $t0, 0($a1)</text:p>
      <text:p text:style-name="P4">sw $t0,8($fp)</text:p>
      <text:p text:style-name="P4"><text:soft-page-break/>lw $t0, 4($a1)</text:p>
      <text:p text:style-name="P4">sw $t0,12($fp)</text:p>
      <text:p text:style-name="P4">j endg</text:p>
      <text:p text:style-name="P4">g:</text:p>
      <text:p text:style-name="P4">li $v0, 9</text:p>
      <text:p text:style-name="P4">li $a0,28</text:p>
      <text:p text:style-name="P4">syscall</text:p>
      <text:p text:style-name="P4">sw $fp, ($v0)</text:p>
      <text:p text:style-name="P4">sw $ra, 4($v0)</text:p>
      <text:p text:style-name="P4">move $fp, $v0</text:p>
      <text:p text:style-name="P4">lw $t0, 0($a1)</text:p>
      <text:p text:style-name="P4">sw $t0,8($fp)</text:p>
      <text:p text:style-name="P4">lw $t4 8($fp)</text:p>
      <text:p text:style-name="P4">move $v1, $fp</text:p>
      <text:p text:style-name="P4">lw $v1, 0($v1)</text:p>
      <text:p text:style-name="P4">lw $t5 12($v1)</text:p>
      <text:p text:style-name="P4">mul $t3 $t4 $t5</text:p>
      <text:p text:style-name="P4">la $a1, params</text:p>
      <text:p text:style-name="P4">sw $t3, 0($a1)</text:p>
      <text:p text:style-name="P4">move $v1, $fp</text:p>
      <text:p text:style-name="P4">lw $v1, 0($v1)</text:p>
      <text:p text:style-name="P4">lw $v1, 8($v1)</text:p>
      <text:p text:style-name="P4">sw $s2,12($fp)</text:p>
      <text:p text:style-name="P4">move $s2, $fp</text:p>
      <text:p text:style-name="P4">lw $fp, 4($v1)</text:p>
      <text:p text:style-name="P4">lw $t0, 0($v1)</text:p>
      <text:p text:style-name="P4">jalr $t0</text:p>
      <text:p text:style-name="P4">move $fp, $s2</text:p>
      <text:p text:style-name="P4">lw $s2, 12($fp)</text:p>
      <text:p text:style-name="P4">move $t6, $a0</text:p>
      <text:p text:style-name="P4">la $a1, params</text:p>
      <text:p text:style-name="P4">sw $t6, 0($a1)</text:p>
      <text:p text:style-name="P4">move $v1, $fp</text:p>
      <text:p text:style-name="P4">lw $v1, 0($v1)</text:p>
      <text:p text:style-name="P4">lw $v1, 8($v1)</text:p>
      <text:p text:style-name="P4">sw $s2,16($fp)</text:p>
      <text:p text:style-name="P4">move $s2, $fp</text:p>
      <text:p text:style-name="P4">lw $fp, 4($v1)</text:p>
      <text:p text:style-name="P4">lw $t0, 0($v1)</text:p>
      <text:p text:style-name="P4">jalr $t0</text:p>
      <text:p text:style-name="P4">move $fp, $s2</text:p>
      <text:p text:style-name="P4">lw $s2, 16($fp)</text:p>
      <text:p text:style-name="P4">move $t7, $a0</text:p>
      <text:p text:style-name="P4">move $a0, $t7</text:p>
      <text:p text:style-name="P4">lw $ra 4($fp)</text:p>
      <text:p text:style-name="P4">lw $fp 0($fp)</text:p>
      <text:p text:style-name="P4">jr $ra</text:p>
      <text:p text:style-name="P4">.end g</text:p>
      <text:p text:style-name="P4">endg:</text:p>
      <text:p text:style-name="P4">li $v0, 9</text:p>
      <text:p text:style-name="P4">li $a0, 8</text:p>
      <text:p text:style-name="P4">syscall</text:p>
      <text:p text:style-name="P4"><text:soft-page-break/>la $t0, g</text:p>
      <text:p text:style-name="P4">sw $t0, ($v0)</text:p>
      <text:p text:style-name="P4">sw $fp, 4($v0)</text:p>
      <text:p text:style-name="P4">la $a0, ($v0)</text:p>
      <text:p text:style-name="P4">lw $ra 4($fp)</text:p>
      <text:p text:style-name="P4">lw $fp 0($fp)</text:p>
      <text:p text:style-name="P4">jr $ra</text:p>
      <text:p text:style-name="P4">.end twice</text:p>
      <text:p text:style-name="P4">m:</text:p>
      <text:p text:style-name="P4">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lw $t2 8($fp)</text:p>
      <text:p text:style-name="P4">mul $t1 $t2 5</text:p>
      <text:p text:style-name="P4">move $a0, $t1</text:p>
      <text:p text:style-name="P4">lw $ra 4($fp)</text:p>
      <text:p text:style-name="P4">lw $fp 0($fp)</text:p>
      <text:p text:style-name="P4">jr $ra</text:p>
      <text:p text:style-name="P4">.end m</text:p>
      <text:p text:style-name="P4">main:</text:p>
      <text:p text:style-name="P4">li $v0, 9</text:p>
      <text:p text:style-name="P4">li $a0,24</text:p>
      <text:p text:style-name="P4">syscall</text:p>
      <text:p text:style-name="P4">sw $fp, ($v0)</text:p>
      <text:p text:style-name="P4">sw $ra, 4($v0)</text:p>
      <text:p text:style-name="P4">move $fp, $v0</text:p>
      <text:p text:style-name="P4">li $v0, 9</text:p>
      <text:p text:style-name="P4">li $a0, 8</text:p>
      <text:p text:style-name="P4">syscall</text:p>
      <text:p text:style-name="P4">la $t0, m</text:p>
      <text:p text:style-name="P4">sw $t0, ($v0)</text:p>
      <text:p text:style-name="P4">sw $fp, 4($v0)</text:p>
      <text:p text:style-name="P4">la $t1, ($v0)</text:p>
      <text:p text:style-name="P4">la $a1, params</text:p>
      <text:p text:style-name="P4">sw $t1, 0($a1)</text:p>
      <text:p text:style-name="P4">li $t1 5</text:p>
      <text:p text:style-name="P4">sw $t1, 4($a1)</text:p>
      <text:p text:style-name="P4">jal twice</text:p>
      <text:p text:style-name="P4">move $t2, $a0</text:p>
      <text:p text:style-name="P4">li $t3 5</text:p>
      <text:p text:style-name="P4">la $a1, params</text:p>
      <text:p text:style-name="P4">sw $t3, 0($a1)</text:p>
      <text:p text:style-name="P4">sw $s2,8($fp)</text:p>
      <text:p text:style-name="P4">move $s2, $fp</text:p>
      <text:p text:style-name="P4">lw $fp, 4($t2)</text:p>
      <text:p text:style-name="P4">lw $t0, 0($t2)</text:p>
      <text:p text:style-name="P4">jalr $t0</text:p>
      <text:p text:style-name="P4"><text:soft-page-break/>move $fp, $s2</text:p>
      <text:p text:style-name="P4">lw $s2, 8($fp)</text:p>
      <text:p text:style-name="P4">move $t4, $a0</text:p>
      <text:p text:style-name="P4">move $a0, $t4</text:p>
      <text:p text:style-name="P4">lw $ra 4($fp)</text:p>
      <text:p text:style-name="P4">lw $fp 0($fp)</text:p>
      <text:p text:style-name="P4">jr $ra</text:p>
      <text:p text:style-name="P4">.end main</text:p>
      <text:p text:style-name="P4"/>
      <text:p text:style-name="P4">Run: $a0 = 625</text:p>
      <text:p text:style-name="P4"/>
      <text:p text:style-name="P4">int doNTimes(int n,int a,function f){</text:p>
      <text:p text:style-name="P4"/>
      <text:p text:style-name="P4"><text:s text:c="8"/>while(n &gt; 0){</text:p>
      <text:p text:style-name="P4"/>
      <text:p text:style-name="P4"><text:s text:c="16"/>a = f(a);</text:p>
      <text:p text:style-name="P4"><text:s text:c="16"/>n = n - 1;</text:p>
      <text:p text:style-name="P4"><text:s text:c="8"/>}</text:p>
      <text:p text:style-name="P4"/>
      <text:p text:style-name="P4"><text:s text:c="8"/>return a;</text:p>
      <text:p text:style-name="P4">}</text:p>
      <text:p text:style-name="P4"/>
      <text:p text:style-name="P4">int m(int a){</text:p>
      <text:p text:style-name="P4"/>
      <text:p text:style-name="P4"><text:s text:c="8"/>return a*5;</text:p>
      <text:p text:style-name="P4">}</text:p>
      <text:p text:style-name="P4"/>
      <text:p text:style-name="P4">int main(){</text:p>
      <text:p text:style-name="P4"/>
      <text:p text:style-name="P4"><text:s text:c="8"/>return doNTimes(5,5,m);</text:p>
      <text:p text:style-name="P4">}</text:p>
      <text:p text:style-name="P4"/>
      <text:p text:style-name="P4">--C COMPILER</text:p>
      <text:p text:style-name="P4">doNTimes:</text:p>
      <text:p text:style-name="P4">PopArg n;</text:p>
      <text:p text:style-name="P4">PopArg a;</text:p>
      <text:p text:style-name="P4">PopArg f;</text:p>
      <text:p text:style-name="P4">$t2 = n;</text:p>
      <text:p text:style-name="P4">$t1 = $t2 &gt; 0;</text:p>
      <text:p text:style-name="P4">WHILE $t1:</text:p>
      <text:p text:style-name="P4">$t1 = a;</text:p>
      <text:p text:style-name="P4">PushParam $t1;</text:p>
      <text:p text:style-name="P4">$t2 = LCall f;</text:p>
      <text:p text:style-name="P4">$t3 = $t2;</text:p>
      <text:p text:style-name="P4">a = $t3;</text:p>
      <text:p text:style-name="P4">$t5 = n;</text:p>
      <text:p text:style-name="P4">$t4 = $t5 - 1;</text:p>
      <text:p text:style-name="P4">$t6 = $t4;</text:p>
      <text:p text:style-name="P4">n = $t6;</text:p>
      <text:p text:style-name="P4">END WHILE</text:p>
      <text:p text:style-name="P4">Return <text:s/>a;</text:p>
      <text:p text:style-name="P4">.end doNTimes</text:p>
      <text:p text:style-name="P4"><text:soft-page-break/>m:</text:p>
      <text:p text:style-name="P4">PopArg a;</text:p>
      <text:p text:style-name="P4">$t2 = a;</text:p>
      <text:p text:style-name="P4">$t1 = $t2 * 5;</text:p>
      <text:p text:style-name="P4">Return <text:s/>$t1;</text:p>
      <text:p text:style-name="P4">.end m</text:p>
      <text:p text:style-name="P4">main:</text:p>
      <text:p text:style-name="P4">$t1 = 5;</text:p>
      <text:p text:style-name="P4">PushParam $t1;</text:p>
      <text:p text:style-name="P4">$t1 = 5;</text:p>
      <text:p text:style-name="P4">PushParam $t1;</text:p>
      <text:p text:style-name="P4">$t1 = m;</text:p>
      <text:p text:style-name="P4">PushParam $t1;</text:p>
      <text:p text:style-name="P4">$t2 = LCall doNTimes;</text:p>
      <text:p text:style-name="P4">Return <text:s/>$t2;</text:p>
      <text:p text:style-name="P4">.end main</text:p>
      <text:p text:style-name="P4"/>
      <text:p text:style-name="P4"/>
      <text:p text:style-name="P4"/>
      <text:p text:style-name="P4">.data</text:p>
      <text:p text:style-name="P4">params: .word 0, 0, 0</text:p>
      <text:p text:style-name="P4">.text</text:p>
      <text:p text:style-name="P4">.globl <text:s/>main</text:p>
      <text:p text:style-name="P4">_main:</text:p>
      <text:p text:style-name="P4">jal main</text:p>
      <text:p text:style-name="P4">li $v0,10</text:p>
      <text:p text:style-name="P4">syscall</text:p>
      <text:p text:style-name="P4">.end _main</text:p>
      <text:p text:style-name="P4">doNTimes:</text:p>
      <text:p text:style-name="P4">li $v0, 9</text:p>
      <text:p text:style-name="P4">li $a0,32</text:p>
      <text:p text:style-name="P4">syscall</text:p>
      <text:p text:style-name="P4">sw $fp, ($v0)</text:p>
      <text:p text:style-name="P4">sw $ra, 4($v0)</text:p>
      <text:p text:style-name="P4">move $fp, $v0</text:p>
      <text:p text:style-name="P4">lw $t0, 0($a1)</text:p>
      <text:p text:style-name="P4">sw $t0,8($fp)</text:p>
      <text:p text:style-name="P4">lw $t0, 4($a1)</text:p>
      <text:p text:style-name="P4">sw $t0,12($fp)</text:p>
      <text:p text:style-name="P4">lw $t0, 8($a1)</text:p>
      <text:p text:style-name="P4">sw $t0,16($fp)</text:p>
      <text:p text:style-name="P4">While_1:</text:p>
      <text:p text:style-name="P4">lw $t2 8($fp)</text:p>
      <text:p text:style-name="P4">sgt $t1 $t2 0</text:p>
      <text:p text:style-name="P4">beq $t1 0 endWhile_1</text:p>
      <text:p text:style-name="P4">sw $fp, 20($fp)</text:p>
      <text:p text:style-name="P4">add $fp, $fp, 20</text:p>
      <text:p text:style-name="P4">move $v1, $fp</text:p>
      <text:p text:style-name="P4">lw $v1, 0($v1)</text:p>
      <text:p text:style-name="P4">lw $t1 12($v1)</text:p>
      <text:p text:style-name="P4">la $a1, params</text:p>
      <text:p text:style-name="P4">sw $t1, 0($a1)</text:p>
      <text:p text:style-name="P4"><text:soft-page-break/>move $v1, $fp</text:p>
      <text:p text:style-name="P4">lw $v1, 0($v1)</text:p>
      <text:p text:style-name="P4">lw $v1, 16($v1)</text:p>
      <text:p text:style-name="P4">sw $s2,4($fp)</text:p>
      <text:p text:style-name="P4">move $s2, $fp</text:p>
      <text:p text:style-name="P4">lw $fp, 4($v1)</text:p>
      <text:p text:style-name="P4">lw $t0, 0($v1)</text:p>
      <text:p text:style-name="P4">jalr $t0</text:p>
      <text:p text:style-name="P4">move $fp, $s2</text:p>
      <text:p text:style-name="P4">lw $s2, 4($fp)</text:p>
      <text:p text:style-name="P4">move $t2, $a0</text:p>
      <text:p text:style-name="P4">move $t3 $t2</text:p>
      <text:p text:style-name="P4">move $v1, $fp</text:p>
      <text:p text:style-name="P4">lw $v1, 0($v1)</text:p>
      <text:p text:style-name="P4">sw $t3 12($v1)</text:p>
      <text:p text:style-name="P4">move $v1, $fp</text:p>
      <text:p text:style-name="P4">lw $v1, 0($v1)</text:p>
      <text:p text:style-name="P4">lw $t5 8($v1)</text:p>
      <text:p text:style-name="P4">sub $t4 $t5 1</text:p>
      <text:p text:style-name="P4">move $t6 $t4</text:p>
      <text:p text:style-name="P4">move $v1, $fp</text:p>
      <text:p text:style-name="P4">lw $v1, 0($v1)</text:p>
      <text:p text:style-name="P4">sw $t6 8($v1)</text:p>
      <text:p text:style-name="P4">lw $fp, 0($fp)</text:p>
      <text:p text:style-name="P4">j While_1</text:p>
      <text:p text:style-name="P4">endWhile_1:</text:p>
      <text:p text:style-name="P4">lw $a0 12($fp)</text:p>
      <text:p text:style-name="P4">lw $ra 4($fp)</text:p>
      <text:p text:style-name="P4">lw $fp 0($fp)</text:p>
      <text:p text:style-name="P4">jr $ra</text:p>
      <text:p text:style-name="P4">.end doNTimes</text:p>
      <text:p text:style-name="P4">m:</text:p>
      <text:p text:style-name="P4">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lw $t2 8($fp)</text:p>
      <text:p text:style-name="P4">mul $t1 $t2 5</text:p>
      <text:p text:style-name="P4">move $a0, $t1</text:p>
      <text:p text:style-name="P4">lw $ra 4($fp)</text:p>
      <text:p text:style-name="P4">lw $fp 0($fp)</text:p>
      <text:p text:style-name="P4">jr $ra</text:p>
      <text:p text:style-name="P4">.end m</text:p>
      <text:p text:style-name="P4">main:</text:p>
      <text:p text:style-name="P4">li $v0, 9</text:p>
      <text:p text:style-name="P4">li $a0,16</text:p>
      <text:p text:style-name="P4">syscall</text:p>
      <text:p text:style-name="P4">sw $fp, ($v0)</text:p>
      <text:p text:style-name="P4"><text:soft-page-break/>sw $ra, 4($v0)</text:p>
      <text:p text:style-name="P4">move $fp, $v0</text:p>
      <text:p text:style-name="P4">li $t1 5</text:p>
      <text:p text:style-name="P4">la $a1, params</text:p>
      <text:p text:style-name="P4">sw $t1, 0($a1)</text:p>
      <text:p text:style-name="P4">li $t1 5</text:p>
      <text:p text:style-name="P4">sw $t1, 4($a1)</text:p>
      <text:p text:style-name="P4">li $v0, 9</text:p>
      <text:p text:style-name="P4">li $a0, 8</text:p>
      <text:p text:style-name="P4">syscall</text:p>
      <text:p text:style-name="P4">la $t0, m</text:p>
      <text:p text:style-name="P4">sw $t0, ($v0)</text:p>
      <text:p text:style-name="P4">sw $fp, 4($v0)</text:p>
      <text:p text:style-name="P4">la $t1, ($v0)</text:p>
      <text:p text:style-name="P4">sw $t1, 8($a1)</text:p>
      <text:p text:style-name="P4">jal doNTimes</text:p>
      <text:p text:style-name="P4">move $t2, $a0</text:p>
      <text:p text:style-name="P4">move $a0, $t2</text:p>
      <text:p text:style-name="P4">lw $ra 4($fp)</text:p>
      <text:p text:style-name="P4">lw $fp 0($fp)</text:p>
      <text:p text:style-name="P4">jr $ra</text:p>
      <text:p text:style-name="P4">.end main</text:p>
      <text:p text:style-name="P4"/>
      <text:p text:style-name="P4">Run: $a0 = 15625</text:p>
      <text:p text:style-name="P4"/>
      <text:p text:style-name="P4">function doNTimes(int n,function f){</text:p>
      <text:p text:style-name="P4"/>
      <text:p text:style-name="P4"><text:s text:c="8"/>int innerDoNTimes(int a){</text:p>
      <text:p text:style-name="P4"><text:s text:c="16"/>while(n &gt; 0){</text:p>
      <text:p text:style-name="P4"/>
      <text:p text:style-name="P4"><text:s text:c="24"/>a = f(a);</text:p>
      <text:p text:style-name="P4"><text:s text:c="24"/>n = n - 1;</text:p>
      <text:p text:style-name="P4"><text:s text:c="16"/>}</text:p>
      <text:p text:style-name="P4"/>
      <text:p text:style-name="P4"><text:s text:c="16"/>return a;</text:p>
      <text:p text:style-name="P4"><text:s text:c="8"/>}</text:p>
      <text:p text:style-name="P4"/>
      <text:p text:style-name="P4"><text:s text:c="8"/>return innerDoNTimes;</text:p>
      <text:p text:style-name="P4">}</text:p>
      <text:p text:style-name="P4"/>
      <text:p text:style-name="P4">int m(int a){</text:p>
      <text:p text:style-name="P4"/>
      <text:p text:style-name="P4"><text:s text:c="8"/>return a*5;</text:p>
      <text:p text:style-name="P4">}</text:p>
      <text:p text:style-name="P4"/>
      <text:p text:style-name="P4">int main(){</text:p>
      <text:p text:style-name="P4"/>
      <text:p text:style-name="P4"><text:s text:c="8"/>return doNTimes(5,m)(5);</text:p>
      <text:p text:style-name="P4">}</text:p>
      <text:p text:style-name="P4"/>
      <text:p text:style-name="P4">--C COMPILER</text:p>
      <text:p text:style-name="P4">doNTimes:</text:p>
      <text:p text:style-name="P4"><text:soft-page-break/>PopArg n;</text:p>
      <text:p text:style-name="P4">PopArg f;</text:p>
      <text:p text:style-name="P4">innerDoNTimes:</text:p>
      <text:p text:style-name="P4">PopArg a;</text:p>
      <text:p text:style-name="P4">$t2 = n;</text:p>
      <text:p text:style-name="P4">$t1 = $t2 &gt; 0;</text:p>
      <text:p text:style-name="P4">WHILE $t1:</text:p>
      <text:p text:style-name="P4">$t1 = a;</text:p>
      <text:p text:style-name="P4">PushParam $t1;</text:p>
      <text:p text:style-name="P4">$t2 = LCall f;</text:p>
      <text:p text:style-name="P4">$t3 = $t2;</text:p>
      <text:p text:style-name="P4">a = $t3;</text:p>
      <text:p text:style-name="P4">$t5 = n;</text:p>
      <text:p text:style-name="P4">$t4 = $t5 - 1;</text:p>
      <text:p text:style-name="P4">$t6 = $t4;</text:p>
      <text:p text:style-name="P4">n = $t6;</text:p>
      <text:p text:style-name="P4">END WHILE</text:p>
      <text:p text:style-name="P4">Return <text:s/>a;</text:p>
      <text:p text:style-name="P4">.end innerDoNTimes</text:p>
      <text:p text:style-name="P4">Return <text:s/>innerDoNTimes;</text:p>
      <text:p text:style-name="P4">.end doNTimes</text:p>
      <text:p text:style-name="P4">m:</text:p>
      <text:p text:style-name="P4">PopArg a;</text:p>
      <text:p text:style-name="P4">$t2 = a;</text:p>
      <text:p text:style-name="P4">$t1 = $t2 * 5;</text:p>
      <text:p text:style-name="P4">Return <text:s/>$t1;</text:p>
      <text:p text:style-name="P4">.end m</text:p>
      <text:p text:style-name="P4">main:</text:p>
      <text:p text:style-name="P4">$t1 = 5;</text:p>
      <text:p text:style-name="P4">PushParam $t1;</text:p>
      <text:p text:style-name="P4">$t1 = m;</text:p>
      <text:p text:style-name="P4">PushParam $t1;</text:p>
      <text:p text:style-name="P4">$t2 = LCall doNTimes;</text:p>
      <text:p text:style-name="P4">$t3 = 5;</text:p>
      <text:p text:style-name="P4">PushParam $t3;</text:p>
      <text:p text:style-name="P4">$t4 = LCall $t2;</text:p>
      <text:p text:style-name="P4">Return <text:s/>$t4;</text:p>
      <text:p text:style-name="P4">.end main</text:p>
      <text:p text:style-name="P4"/>
      <text:p text:style-name="P4"/>
      <text:p text:style-name="P4"/>
      <text:p text:style-name="P4">.data</text:p>
      <text:p text:style-name="P4">params: .word 0, 0</text:p>
      <text:p text:style-name="P4">.text</text:p>
      <text:p text:style-name="P4">.globl <text:s/>main</text:p>
      <text:p text:style-name="P4">_main:</text:p>
      <text:p text:style-name="P4">jal main</text:p>
      <text:p text:style-name="P4">li $v0,10</text:p>
      <text:p text:style-name="P4">syscall</text:p>
      <text:p text:style-name="P4">.end _main</text:p>
      <text:p text:style-name="P4">doNTimes:</text:p>
      <text:p text:style-name="P4">li $v0, 9</text:p>
      <text:p text:style-name="P4"><text:soft-page-break/>li $a0,16</text:p>
      <text:p text:style-name="P4">syscall</text:p>
      <text:p text:style-name="P4">sw $fp, ($v0)</text:p>
      <text:p text:style-name="P4">sw $ra, 4($v0)</text:p>
      <text:p text:style-name="P4">move $fp, $v0</text:p>
      <text:p text:style-name="P4">lw $t0, 0($a1)</text:p>
      <text:p text:style-name="P4">sw $t0,8($fp)</text:p>
      <text:p text:style-name="P4">lw $t0, 4($a1)</text:p>
      <text:p text:style-name="P4">sw $t0,12($fp)</text:p>
      <text:p text:style-name="P4">j endinnerDoNTimes</text:p>
      <text:p text:style-name="P4">innerDoNTimes:</text:p>
      <text:p text:style-name="P4">li $v0, 9</text:p>
      <text:p text:style-name="P4">li $a0,24</text:p>
      <text:p text:style-name="P4">syscall</text:p>
      <text:p text:style-name="P4">sw $fp, ($v0)</text:p>
      <text:p text:style-name="P4">sw $ra, 4($v0)</text:p>
      <text:p text:style-name="P4">move $fp, $v0</text:p>
      <text:p text:style-name="P4">lw $t0, 0($a1)</text:p>
      <text:p text:style-name="P4">sw $t0,8($fp)</text:p>
      <text:p text:style-name="P4">While_1:</text:p>
      <text:p text:style-name="P4">move $v1, $fp</text:p>
      <text:p text:style-name="P4">lw $v1, 0($v1)</text:p>
      <text:p text:style-name="P4">lw $t2 8($v1)</text:p>
      <text:p text:style-name="P4">sgt $t1 $t2 0</text:p>
      <text:p text:style-name="P4">beq $t1 0 endWhile_1</text:p>
      <text:p text:style-name="P4">sw $fp, 12($fp)</text:p>
      <text:p text:style-name="P4">add $fp, $fp, 12</text:p>
      <text:p text:style-name="P4">move $v1, $fp</text:p>
      <text:p text:style-name="P4">lw $v1, 0($v1)</text:p>
      <text:p text:style-name="P4">lw $t1 8($v1)</text:p>
      <text:p text:style-name="P4">la $a1, params</text:p>
      <text:p text:style-name="P4">sw $t1, 0($a1)</text:p>
      <text:p text:style-name="P4">move $v1, $fp</text:p>
      <text:p text:style-name="P4">lw $v1, 0($v1)</text:p>
      <text:p text:style-name="P4">lw $v1, 0($v1)</text:p>
      <text:p text:style-name="P4">lw $v1, 12($v1)</text:p>
      <text:p text:style-name="P4">sw $s2,4($fp)</text:p>
      <text:p text:style-name="P4">move $s2, $fp</text:p>
      <text:p text:style-name="P4">lw $fp, 4($v1)</text:p>
      <text:p text:style-name="P4">lw $t0, 0($v1)</text:p>
      <text:p text:style-name="P4">jalr $t0</text:p>
      <text:p text:style-name="P4">move $fp, $s2</text:p>
      <text:p text:style-name="P4">lw $s2, 4($fp)</text:p>
      <text:p text:style-name="P4">move $t2, $a0</text:p>
      <text:p text:style-name="P4">move $t3 $t2</text:p>
      <text:p text:style-name="P4">move $v1, $fp</text:p>
      <text:p text:style-name="P4">lw $v1, 0($v1)</text:p>
      <text:p text:style-name="P4">sw $t3 8($v1)</text:p>
      <text:p text:style-name="P4">move $v1, $fp</text:p>
      <text:p text:style-name="P4">lw $v1, 0($v1)</text:p>
      <text:p text:style-name="P4">lw $v1, 0($v1)</text:p>
      <text:p text:style-name="P4">lw $t5 8($v1)</text:p>
      <text:p text:style-name="P4"><text:soft-page-break/>sub $t4 $t5 1</text:p>
      <text:p text:style-name="P4">move $t6 $t4</text:p>
      <text:p text:style-name="P4">move $v1, $fp</text:p>
      <text:p text:style-name="P4">lw $v1, 0($v1)</text:p>
      <text:p text:style-name="P4">lw $v1, 0($v1)</text:p>
      <text:p text:style-name="P4">sw $t6 8($v1)</text:p>
      <text:p text:style-name="P4">lw $fp, 0($fp)</text:p>
      <text:p text:style-name="P4">j While_1</text:p>
      <text:p text:style-name="P4">endWhile_1:</text:p>
      <text:p text:style-name="P4">lw $a0 8($fp)</text:p>
      <text:p text:style-name="P4">lw $ra 4($fp)</text:p>
      <text:p text:style-name="P4">lw $fp 0($fp)</text:p>
      <text:p text:style-name="P4">jr $ra</text:p>
      <text:p text:style-name="P4">.end innerDoNTimes</text:p>
      <text:p text:style-name="P4">endinnerDoNTimes:</text:p>
      <text:p text:style-name="P4">li $v0, 9</text:p>
      <text:p text:style-name="P4">li $a0, 8</text:p>
      <text:p text:style-name="P4">syscall</text:p>
      <text:p text:style-name="P4">la $t0, innerDoNTimes</text:p>
      <text:p text:style-name="P4">sw $t0, ($v0)</text:p>
      <text:p text:style-name="P4">sw $fp, 4($v0)</text:p>
      <text:p text:style-name="P4">la $a0, ($v0)</text:p>
      <text:p text:style-name="P4">lw $ra 4($fp)</text:p>
      <text:p text:style-name="P4">lw $fp 0($fp)</text:p>
      <text:p text:style-name="P4">jr $ra</text:p>
      <text:p text:style-name="P4">.end doNTimes</text:p>
      <text:p text:style-name="P4">m:</text:p>
      <text:p text:style-name="P4">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lw $t2 8($fp)</text:p>
      <text:p text:style-name="P4">mul $t1 $t2 5</text:p>
      <text:p text:style-name="P4">move $a0, $t1</text:p>
      <text:p text:style-name="P4">lw $ra 4($fp)</text:p>
      <text:p text:style-name="P4">lw $fp 0($fp)</text:p>
      <text:p text:style-name="P4">jr $ra</text:p>
      <text:p text:style-name="P4">.end m</text:p>
      <text:p text:style-name="P4">main:</text:p>
      <text:p text:style-name="P4">li $v0, 9</text:p>
      <text:p text:style-name="P4">li $a0,24</text:p>
      <text:p text:style-name="P4">syscall</text:p>
      <text:p text:style-name="P4">sw $fp, ($v0)</text:p>
      <text:p text:style-name="P4">sw $ra, 4($v0)</text:p>
      <text:p text:style-name="P4">move $fp, $v0</text:p>
      <text:p text:style-name="P4">li $t1 5</text:p>
      <text:p text:style-name="P4">la $a1, params</text:p>
      <text:p text:style-name="P4">sw $t1, 0($a1)</text:p>
      <text:p text:style-name="P4"><text:soft-page-break/>li $v0, 9</text:p>
      <text:p text:style-name="P4">li $a0, 8</text:p>
      <text:p text:style-name="P4">syscall</text:p>
      <text:p text:style-name="P4">la $t0, m</text:p>
      <text:p text:style-name="P4">sw $t0, ($v0)</text:p>
      <text:p text:style-name="P4">sw $fp, 4($v0)</text:p>
      <text:p text:style-name="P4">la $t1, ($v0)</text:p>
      <text:p text:style-name="P4">sw $t1, 4($a1)</text:p>
      <text:p text:style-name="P4">jal doNTimes</text:p>
      <text:p text:style-name="P4">move $t2, $a0</text:p>
      <text:p text:style-name="P4">li $t3 5</text:p>
      <text:p text:style-name="P4">la $a1, params</text:p>
      <text:p text:style-name="P4">sw $t3, 0($a1)</text:p>
      <text:p text:style-name="P4">sw $s2,8($fp)</text:p>
      <text:p text:style-name="P4">move $s2, $fp</text:p>
      <text:p text:style-name="P4">lw $fp, 4($t2)</text:p>
      <text:p text:style-name="P4">lw $t0, 0($t2)</text:p>
      <text:p text:style-name="P4">jalr $t0</text:p>
      <text:p text:style-name="P4">move $fp, $s2</text:p>
      <text:p text:style-name="P4">lw $s2, 8($fp)</text:p>
      <text:p text:style-name="P4">move $t4, $a0</text:p>
      <text:p text:style-name="P4">move $a0, $t4</text:p>
      <text:p text:style-name="P4">lw $ra 4($fp)</text:p>
      <text:p text:style-name="P4">lw $fp 0($fp)</text:p>
      <text:p text:style-name="P4">jr $ra</text:p>
      <text:p text:style-name="P4">.end main</text:p>
      <text:p text:style-name="P4"/>
      <text:p text:style-name="P4">Run: $a0 = 15625</text:p>
      <text:p text:style-name="P4"/>
      <text:p text:style-name="P4">int main(){</text:p>
      <text:p text:style-name="P4"/>
      <text:p text:style-name="P4"><text:s text:c="8"/>int a = 2;</text:p>
      <text:p text:style-name="P4"/>
      <text:p text:style-name="P4"><text:s text:c="8"/>while(1){</text:p>
      <text:p text:style-name="P4"/>
      <text:p text:style-name="P4"><text:s text:c="16"/>if(a == 0){</text:p>
      <text:p text:style-name="P4"/>
      <text:p text:style-name="P4"><text:s text:c="24"/>return 1;</text:p>
      <text:p text:style-name="P4"><text:s text:c="16"/>}</text:p>
      <text:p text:style-name="P4"/>
      <text:p text:style-name="P4"><text:s text:c="16"/>a = a - 1;</text:p>
      <text:p text:style-name="P4"><text:s text:c="8"/>}</text:p>
      <text:p text:style-name="P4">}</text:p>
      <text:p text:style-name="P4"/>
      <text:p text:style-name="P4">--C COMPILER</text:p>
      <text:p text:style-name="P4">main:</text:p>
      <text:p text:style-name="P4">$t1 = 2;</text:p>
      <text:p text:style-name="P4">a = $t1;</text:p>
      <text:p text:style-name="P4">WHILE 1:</text:p>
      <text:p text:style-name="P4">$t2 = 1;</text:p>
      <text:p text:style-name="P4">$t2 = a;</text:p>
      <text:p text:style-name="P4">$t1 = $t2 == 0;</text:p>
      <text:p text:style-name="P4"><text:soft-page-break/>IF $t1:</text:p>
      <text:p text:style-name="P4">THEN:</text:p>
      <text:p text:style-name="P4">Return <text:s/>1;</text:p>
      <text:p text:style-name="P4">END THEN</text:p>
      <text:p text:style-name="P4">$t2 = a;</text:p>
      <text:p text:style-name="P4">$t1 = $t2 - 1;</text:p>
      <text:p text:style-name="P4">$t3 = $t1;</text:p>
      <text:p text:style-name="P4">a = $t3;</text:p>
      <text:p text:style-name="P4">END WHILE</text:p>
      <text:p text:style-name="P4">.end main</text:p>
      <text:p text:style-name="P4"/>
      <text:p text:style-name="P4"/>
      <text:p text:style-name="P4"/>
      <text:p text:style-name="P4">.text</text:p>
      <text:p text:style-name="P4">.globl <text:s/>main</text:p>
      <text:p text:style-name="P4">_main:</text:p>
      <text:p text:style-name="P4">jal main</text:p>
      <text:p text:style-name="P4">li $v0,10</text:p>
      <text:p text:style-name="P4">syscall</text:p>
      <text:p text:style-name="P4">.end _main</text:p>
      <text:p text:style-name="P4">main:</text:p>
      <text:p text:style-name="P4">li $v0, 9</text:p>
      <text:p text:style-name="P4">li $a0,20</text:p>
      <text:p text:style-name="P4">syscall</text:p>
      <text:p text:style-name="P4">sw $fp, ($v0)</text:p>
      <text:p text:style-name="P4">sw $ra, 4($v0)</text:p>
      <text:p text:style-name="P4">move $fp, $v0</text:p>
      <text:p text:style-name="P4">li $t1 2</text:p>
      <text:p text:style-name="P4">sw $t1 8($fp)</text:p>
      <text:p text:style-name="P4">While_1:</text:p>
      <text:p text:style-name="P4">li $t2 1</text:p>
      <text:p text:style-name="P4">beq $t2 0 endWhile_1</text:p>
      <text:p text:style-name="P4">sw $fp, 12($fp)</text:p>
      <text:p text:style-name="P4">add $fp, $fp, 12</text:p>
      <text:p text:style-name="P4">move $v1, $fp</text:p>
      <text:p text:style-name="P4">lw $v1, 0($v1)</text:p>
      <text:p text:style-name="P4">lw $t2 8($v1)</text:p>
      <text:p text:style-name="P4">seq $t1 $t2 0</text:p>
      <text:p text:style-name="P4">beq $t1 1 if_2</text:p>
      <text:p text:style-name="P4">j end_2</text:p>
      <text:p text:style-name="P4">if_2:</text:p>
      <text:p text:style-name="P4">sw $fp, 4($fp)</text:p>
      <text:p text:style-name="P4">add $fp, $fp, 4</text:p>
      <text:p text:style-name="P4"/>
      <text:p text:style-name="P4">move $a0, $t1</text:p>
      <text:p text:style-name="P4">move $v1, $fp</text:p>
      <text:p text:style-name="P4">lw $v1, 0($v1)</text:p>
      <text:p text:style-name="P4">lw $v1, 0($v1)</text:p>
      <text:p text:style-name="P4">lw $ra 4($v1)</text:p>
      <text:p text:style-name="P4">move $v1, $fp</text:p>
      <text:p text:style-name="P4">lw $v1, 0($v1)</text:p>
      <text:p text:style-name="P4">lw $v1, 0($v1)</text:p>
      <text:p text:style-name="P4"><text:soft-page-break/>lw $fp 0($v1)</text:p>
      <text:p text:style-name="P4">jr $ra</text:p>
      <text:p text:style-name="P4">lw $fp, 0($fp)</text:p>
      <text:p text:style-name="P4">end_2:</text:p>
      <text:p text:style-name="P4">move $v1, $fp</text:p>
      <text:p text:style-name="P4">lw $v1, 0($v1)</text:p>
      <text:p text:style-name="P4">lw $t2 8($v1)</text:p>
      <text:p text:style-name="P4">sub $t1 $t2 1</text:p>
      <text:p text:style-name="P4">move $t3 $t1</text:p>
      <text:p text:style-name="P4">move $v1, $fp</text:p>
      <text:p text:style-name="P4">lw $v1, 0($v1)</text:p>
      <text:p text:style-name="P4">sw $t3 8($v1)</text:p>
      <text:p text:style-name="P4">lw $fp, 0($fp)</text:p>
      <text:p text:style-name="P4">j While_1</text:p>
      <text:p text:style-name="P4">endWhile_1:</text:p>
      <text:p text:style-name="P4">.end main</text:p>
      <text:p text:style-name="P4"/>
      <text:p text:style-name="P4">Run: $a0 = 1</text:p>
      <text:p text:style-name="P4"/>
      <text:p text:style-name="P4"/>
      <text:p text:style-name="P4">int main(){</text:p>
      <text:p text:style-name="P4"/>
      <text:p text:style-name="P4"><text:s text:c="8"/>int a = 2;</text:p>
      <text:p text:style-name="P4"><text:s text:c="8"/>int b = 2;</text:p>
      <text:p text:style-name="P4"/>
      <text:p text:style-name="P4"><text:s text:c="8"/>if(a == 2){</text:p>
      <text:p text:style-name="P4"/>
      <text:p text:style-name="P4"><text:s text:c="16"/>if(b == 2){</text:p>
      <text:p text:style-name="P4"/>
      <text:p text:style-name="P4"><text:s text:c="24"/>return 1;</text:p>
      <text:p text:style-name="P4"><text:s text:c="16"/>}</text:p>
      <text:p text:style-name="P4"/>
      <text:p text:style-name="P4"><text:s text:c="16"/>return 2;</text:p>
      <text:p text:style-name="P4"><text:s text:c="8"/>}</text:p>
      <text:p text:style-name="P4"/>
      <text:p text:style-name="P4"><text:s text:c="8"/>return 0;</text:p>
      <text:p text:style-name="P4">}</text:p>
      <text:p text:style-name="P4"/>
      <text:p text:style-name="P4">--C COMPILER</text:p>
      <text:p text:style-name="P4">main:</text:p>
      <text:p text:style-name="P4">$t1 = 2;</text:p>
      <text:p text:style-name="P4">a = $t1;</text:p>
      <text:p text:style-name="P4">$t2 = 2;</text:p>
      <text:p text:style-name="P4">b = $t2;</text:p>
      <text:p text:style-name="P4">$t4 = a;</text:p>
      <text:p text:style-name="P4">$t3 = $t4 == 2;</text:p>
      <text:p text:style-name="P4">IF $t3:</text:p>
      <text:p text:style-name="P4">THEN:</text:p>
      <text:p text:style-name="P4">$t2 = b;</text:p>
      <text:p text:style-name="P4">$t1 = $t2 == 2;</text:p>
      <text:p text:style-name="P4">IF $t1:</text:p>
      <text:p text:style-name="P4">THEN:</text:p>
      <text:p text:style-name="P4"><text:soft-page-break/>Return <text:s/>1;</text:p>
      <text:p text:style-name="P4">END THEN</text:p>
      <text:p text:style-name="P4">Return <text:s/>2;</text:p>
      <text:p text:style-name="P4">END THEN</text:p>
      <text:p text:style-name="P4">Return <text:s/>0;</text:p>
      <text:p text:style-name="P4">.end main</text:p>
      <text:p text:style-name="P4"/>
      <text:p text:style-name="P4"/>
      <text:p text:style-name="P4"/>
      <text:p text:style-name="P4">.text</text:p>
      <text:p text:style-name="P4">.globl <text:s/>main</text:p>
      <text:p text:style-name="P4">_main:</text:p>
      <text:p text:style-name="P4">jal main</text:p>
      <text:p text:style-name="P4">li $v0,10</text:p>
      <text:p text:style-name="P4">syscall</text:p>
      <text:p text:style-name="P4">.end _main</text:p>
      <text:p text:style-name="P4">main:</text:p>
      <text:p text:style-name="P4">li $v0, 9</text:p>
      <text:p text:style-name="P4">li $a0,24</text:p>
      <text:p text:style-name="P4">syscall</text:p>
      <text:p text:style-name="P4">sw $fp, ($v0)</text:p>
      <text:p text:style-name="P4">sw $ra, 4($v0)</text:p>
      <text:p text:style-name="P4">move $fp, $v0</text:p>
      <text:p text:style-name="P4">li $t1 2</text:p>
      <text:p text:style-name="P4">sw $t1 8($fp)</text:p>
      <text:p text:style-name="P4">li $t2 2</text:p>
      <text:p text:style-name="P4">sw $t2 12($fp)</text:p>
      <text:p text:style-name="P4">lw $t4 8($fp)</text:p>
      <text:p text:style-name="P4">seq $t3 $t4 2</text:p>
      <text:p text:style-name="P4">beq $t3 1 if_1</text:p>
      <text:p text:style-name="P4">j end_1</text:p>
      <text:p text:style-name="P4">if_1:</text:p>
      <text:p text:style-name="P4">sw $fp, 16($fp)</text:p>
      <text:p text:style-name="P4">add $fp, $fp, 16</text:p>
      <text:p text:style-name="P4"/>
      <text:p text:style-name="P4">move $v1, $fp</text:p>
      <text:p text:style-name="P4">lw $v1, 0($v1)</text:p>
      <text:p text:style-name="P4">lw $t2 12($v1)</text:p>
      <text:p text:style-name="P4">seq $t1 $t2 2</text:p>
      <text:p text:style-name="P4">beq $t1 1 if_2</text:p>
      <text:p text:style-name="P4">j end_2</text:p>
      <text:p text:style-name="P4">if_2:</text:p>
      <text:p text:style-name="P4">sw $fp, 4($fp)</text:p>
      <text:p text:style-name="P4">add $fp, $fp, 4</text:p>
      <text:p text:style-name="P4"/>
      <text:p text:style-name="P4">li $a0, 1</text:p>
      <text:p text:style-name="P4">move $v1, $fp</text:p>
      <text:p text:style-name="P4">lw $v1, 0($v1)</text:p>
      <text:p text:style-name="P4">lw $v1, 0($v1)</text:p>
      <text:p text:style-name="P4">lw $ra 4($v1)</text:p>
      <text:p text:style-name="P4">move $v1, $fp</text:p>
      <text:p text:style-name="P4">lw $v1, 0($v1)</text:p>
      <text:p text:style-name="P4"><text:soft-page-break/>lw $v1, 0($v1)</text:p>
      <text:p text:style-name="P4">lw $fp 0($v1)</text:p>
      <text:p text:style-name="P4">jr $ra</text:p>
      <text:p text:style-name="P4">lw $fp, 0($fp)</text:p>
      <text:p text:style-name="P4">end_2:</text:p>
      <text:p text:style-name="P4">li $a0, 2</text:p>
      <text:p text:style-name="P4">move $v1, $fp</text:p>
      <text:p text:style-name="P4">lw $v1, 0($v1)</text:p>
      <text:p text:style-name="P4">lw $ra 4($v1)</text:p>
      <text:p text:style-name="P4">move $v1, $fp</text:p>
      <text:p text:style-name="P4">lw $v1, 0($v1)</text:p>
      <text:p text:style-name="P4">lw $fp 0($v1)</text:p>
      <text:p text:style-name="P4">jr $ra</text:p>
      <text:p text:style-name="P4">lw $fp, 0($fp)</text:p>
      <text:p text:style-name="P4">end_1:</text:p>
      <text:p text:style-name="P4">li $a0, 0</text:p>
      <text:p text:style-name="P4">lw $ra 4($fp)</text:p>
      <text:p text:style-name="P4">lw $fp 0($fp)</text:p>
      <text:p text:style-name="P4">jr $ra</text:p>
      <text:p text:style-name="P4">.end main</text:p>
      <text:p text:style-name="P4"/>
      <text:p text:style-name="P4">Run: $a0 = 1</text:p>
      <text:p text:style-name="P4"/>
      <text:p text:style-name="P4">int main(){</text:p>
      <text:p text:style-name="P4"/>
      <text:p text:style-name="P4"><text:s text:c="8"/>int a = 3;</text:p>
      <text:p text:style-name="P4"><text:s text:c="8"/>while(a &gt; 0){</text:p>
      <text:p text:style-name="P4"/>
      <text:p text:style-name="P4"><text:s text:c="16"/>int b = 3;</text:p>
      <text:p text:style-name="P4"><text:s text:c="16"/>while(b &gt; 0){</text:p>
      <text:p text:style-name="P4"/>
      <text:p text:style-name="P4"><text:s text:c="24"/>b = b - 1;</text:p>
      <text:p text:style-name="P4"><text:s text:c="16"/>}</text:p>
      <text:p text:style-name="P4"/>
      <text:p text:style-name="P4"><text:s text:c="16"/>a = a - 1;</text:p>
      <text:p text:style-name="P4"><text:s text:c="8"/>}</text:p>
      <text:p text:style-name="P4"/>
      <text:p text:style-name="P4"><text:s text:c="8"/>return 0;</text:p>
      <text:p text:style-name="P4">}</text:p>
      <text:p text:style-name="P4"/>
      <text:p text:style-name="P4">--C COMPILER</text:p>
      <text:p text:style-name="P4">main:</text:p>
      <text:p text:style-name="P4">$t1 = 3;</text:p>
      <text:p text:style-name="P4">a = $t1;</text:p>
      <text:p text:style-name="P4">$t3 = a;</text:p>
      <text:p text:style-name="P4">$t2 = $t3 &gt; 0;</text:p>
      <text:p text:style-name="P4">WHILE $t2:</text:p>
      <text:p text:style-name="P4">$t1 = 3;</text:p>
      <text:p text:style-name="P4">b = $t1;</text:p>
      <text:p text:style-name="P4">$t3 = b;</text:p>
      <text:p text:style-name="P4">$t2 = $t3 &gt; 0;</text:p>
      <text:p text:style-name="P4">WHILE $t2:</text:p>
      <text:p text:style-name="P4"><text:soft-page-break/>$t2 = b;</text:p>
      <text:p text:style-name="P4">$t1 = $t2 - 1;</text:p>
      <text:p text:style-name="P4">$t3 = $t1;</text:p>
      <text:p text:style-name="P4">b = $t3;</text:p>
      <text:p text:style-name="P4">END WHILE</text:p>
      <text:p text:style-name="P4">$t5 = a;</text:p>
      <text:p text:style-name="P4">$t4 = $t5 - 1;</text:p>
      <text:p text:style-name="P4">$t6 = $t4;</text:p>
      <text:p text:style-name="P4">a = $t6;</text:p>
      <text:p text:style-name="P4">END WHILE</text:p>
      <text:p text:style-name="P4">Return <text:s/>0;</text:p>
      <text:p text:style-name="P4">.end main</text:p>
      <text:p text:style-name="P4"/>
      <text:p text:style-name="P4"/>
      <text:p text:style-name="P4"/>
      <text:p text:style-name="P4">.text</text:p>
      <text:p text:style-name="P4">.globl <text:s/>main</text:p>
      <text:p text:style-name="P4">_main:</text:p>
      <text:p text:style-name="P4">jal main</text:p>
      <text:p text:style-name="P4">li $v0,10</text:p>
      <text:p text:style-name="P4">syscall</text:p>
      <text:p text:style-name="P4">.end _main</text:p>
      <text:p text:style-name="P4">main:</text:p>
      <text:p text:style-name="P4">li $v0, 9</text:p>
      <text:p text:style-name="P4">li $a0,24</text:p>
      <text:p text:style-name="P4">syscall</text:p>
      <text:p text:style-name="P4">sw $fp, ($v0)</text:p>
      <text:p text:style-name="P4">sw $ra, 4($v0)</text:p>
      <text:p text:style-name="P4">move $fp, $v0</text:p>
      <text:p text:style-name="P4">li $t1 3</text:p>
      <text:p text:style-name="P4">sw $t1 8($fp)</text:p>
      <text:p text:style-name="P4">While_1:</text:p>
      <text:p text:style-name="P4">lw $t3 8($fp)</text:p>
      <text:p text:style-name="P4">sgt $t2 $t3 0</text:p>
      <text:p text:style-name="P4">beq $t2 0 endWhile_1</text:p>
      <text:p text:style-name="P4">sw $fp, 12($fp)</text:p>
      <text:p text:style-name="P4">add $fp, $fp, 12</text:p>
      <text:p text:style-name="P4">li $t1 3</text:p>
      <text:p text:style-name="P4">sw $t1 4($fp)</text:p>
      <text:p text:style-name="P4">While_2:</text:p>
      <text:p text:style-name="P4">lw $t3 4($fp)</text:p>
      <text:p text:style-name="P4">sgt $t2 $t3 0</text:p>
      <text:p text:style-name="P4">beq $t2 0 endWhile_2</text:p>
      <text:p text:style-name="P4">sw $fp, 8($fp)</text:p>
      <text:p text:style-name="P4">add $fp, $fp, 8</text:p>
      <text:p text:style-name="P4">move $v1, $fp</text:p>
      <text:p text:style-name="P4">lw $v1, 0($v1)</text:p>
      <text:p text:style-name="P4">lw $t2 4($v1)</text:p>
      <text:p text:style-name="P4">sub $t1 $t2 1</text:p>
      <text:p text:style-name="P4">move $t3 $t1</text:p>
      <text:p text:style-name="P4">move $v1, $fp</text:p>
      <text:p text:style-name="P4">lw $v1, 0($v1)</text:p>
      <text:p text:style-name="P4"><text:soft-page-break/>sw $t3 4($v1)</text:p>
      <text:p text:style-name="P4">lw $fp, 0($fp)</text:p>
      <text:p text:style-name="P4">j While_2</text:p>
      <text:p text:style-name="P4">endWhile_2:</text:p>
      <text:p text:style-name="P4">move $v1, $fp</text:p>
      <text:p text:style-name="P4">lw $v1, 0($v1)</text:p>
      <text:p text:style-name="P4">lw $t5 8($v1)</text:p>
      <text:p text:style-name="P4">sub $t4 $t5 1</text:p>
      <text:p text:style-name="P4">move $t6 $t4</text:p>
      <text:p text:style-name="P4">move $v1, $fp</text:p>
      <text:p text:style-name="P4">lw $v1, 0($v1)</text:p>
      <text:p text:style-name="P4">sw $t6 8($v1)</text:p>
      <text:p text:style-name="P4">lw $fp, 0($fp)</text:p>
      <text:p text:style-name="P4">j While_1</text:p>
      <text:p text:style-name="P4">endWhile_1:</text:p>
      <text:p text:style-name="P4">li $a0, 0</text:p>
      <text:p text:style-name="P4">lw $ra 4($fp)</text:p>
      <text:p text:style-name="P4">lw $fp 0($fp)</text:p>
      <text:p text:style-name="P4">jr $ra</text:p>
      <text:p text:style-name="P4">.end main</text:p>
      <text:p text:style-name="P4"/>
      <text:p text:style-name="P4">Run: $a0 = 0</text:p>
      <text:p text:style-name="P4"/>
      <text:p text:style-name="P4">int f(int a){</text:p>
      <text:p text:style-name="P4"/>
      <text:p text:style-name="P4"><text:s text:c="8"/>int g(int a){</text:p>
      <text:p text:style-name="P4"/>
      <text:p text:style-name="P4"><text:s text:c="16"/>int w(int a){</text:p>
      <text:p text:style-name="P4"/>
      <text:p text:style-name="P4"><text:s text:c="24"/>return a * 2;</text:p>
      <text:p text:style-name="P4"><text:s text:c="16"/>}</text:p>
      <text:p text:style-name="P4"/>
      <text:p text:style-name="P4"><text:s text:c="16"/>return w(a) * 2;</text:p>
      <text:p text:style-name="P4"><text:s text:c="8"/>}</text:p>
      <text:p text:style-name="P4"/>
      <text:p text:style-name="P4"><text:s text:c="8"/>return g(a) * 2;</text:p>
      <text:p text:style-name="P4">}</text:p>
      <text:p text:style-name="P4"/>
      <text:p text:style-name="P4">int main(){</text:p>
      <text:p text:style-name="P4"/>
      <text:p text:style-name="P4"><text:s text:c="8"/>return f(2);</text:p>
      <text:p text:style-name="P4">}</text:p>
      <text:p text:style-name="P4"/>
      <text:p text:style-name="P4">--C COMPILER</text:p>
      <text:p text:style-name="P4">f:</text:p>
      <text:p text:style-name="P4">PopArg a;</text:p>
      <text:p text:style-name="P4">g:</text:p>
      <text:p text:style-name="P4">PopArg a;</text:p>
      <text:p text:style-name="P4">w:</text:p>
      <text:p text:style-name="P4">PopArg a;</text:p>
      <text:p text:style-name="P4">$t2 = a;</text:p>
      <text:p text:style-name="P4">$t1 = $t2 * 2;</text:p>
      <text:p text:style-name="P4"><text:soft-page-break/>Return <text:s/>$t1;</text:p>
      <text:p text:style-name="P4">.end w</text:p>
      <text:p text:style-name="P4">$t3 = a;</text:p>
      <text:p text:style-name="P4">PushParam $t3;</text:p>
      <text:p text:style-name="P4">$t4 = LCall w;</text:p>
      <text:p text:style-name="P4">$t5 = $t4 * 2;</text:p>
      <text:p text:style-name="P4">Return <text:s/>$t5;</text:p>
      <text:p text:style-name="P4">.end g</text:p>
      <text:p text:style-name="P4">$t6 = a;</text:p>
      <text:p text:style-name="P4">PushParam $t6;</text:p>
      <text:p text:style-name="P4">$t7 = LCall g;</text:p>
      <text:p text:style-name="P4">$t8 = $t7 * 2;</text:p>
      <text:p text:style-name="P4">Return <text:s/>$t8;</text:p>
      <text:p text:style-name="P4">.end f</text:p>
      <text:p text:style-name="P4">main:</text:p>
      <text:p text:style-name="P4">$t1 = 2;</text:p>
      <text:p text:style-name="P4">PushParam $t1;</text:p>
      <text:p text:style-name="P4">$t2 = LCall f;</text:p>
      <text:p text:style-name="P4">Return <text:s/>$t2;</text:p>
      <text:p text:style-name="P4">.end main</text:p>
      <text:p text:style-name="P4"/>
      <text:p text:style-name="P4"/>
      <text:p text:style-name="P4"/>
      <text:p text:style-name="P4">.data</text:p>
      <text:p text:style-name="P4">params: .word 0</text:p>
      <text:p text:style-name="P4">.text</text:p>
      <text:p text:style-name="P4">.globl <text:s/>main</text:p>
      <text:p text:style-name="P4">_main:</text:p>
      <text:p text:style-name="P4">jal main</text:p>
      <text:p text:style-name="P4">li $v0,10</text:p>
      <text:p text:style-name="P4">syscall</text:p>
      <text:p text:style-name="P4">.end _main</text:p>
      <text:p text:style-name="P4">f:</text:p>
      <text:p text:style-name="P4">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j endg</text:p>
      <text:p text:style-name="P4">g:</text:p>
      <text:p text:style-name="P4">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j endw</text:p>
      <text:p text:style-name="P4"><text:soft-page-break/>w:</text:p>
      <text:p text:style-name="P4">li $v0, 9</text:p>
      <text:p text:style-name="P4">li $a0,28</text:p>
      <text:p text:style-name="P4">syscall</text:p>
      <text:p text:style-name="P4">sw $fp, ($v0)</text:p>
      <text:p text:style-name="P4">sw $ra, 4($v0)</text:p>
      <text:p text:style-name="P4">move $fp, $v0</text:p>
      <text:p text:style-name="P4">lw $t0, 0($a1)</text:p>
      <text:p text:style-name="P4">sw $t0,8($fp)</text:p>
      <text:p text:style-name="P4">lw $t2 8($fp)</text:p>
      <text:p text:style-name="P4">mul $t1 $t2 2</text:p>
      <text:p text:style-name="P4">move $a0, $t1</text:p>
      <text:p text:style-name="P4">lw $ra 4($fp)</text:p>
      <text:p text:style-name="P4">lw $fp 0($fp)</text:p>
      <text:p text:style-name="P4">jr $ra</text:p>
      <text:p text:style-name="P4">.end w</text:p>
      <text:p text:style-name="P4">endw:</text:p>
      <text:p text:style-name="P4">lw $t3 8($fp)</text:p>
      <text:p text:style-name="P4">la $a1, params</text:p>
      <text:p text:style-name="P4">sw $t3, 0($a1)</text:p>
      <text:p text:style-name="P4">jal w</text:p>
      <text:p text:style-name="P4">move $t4, $a0</text:p>
      <text:p text:style-name="P4">mul $t5 $t4 2</text:p>
      <text:p text:style-name="P4">move $a0, $t5</text:p>
      <text:p text:style-name="P4">lw $ra 4($fp)</text:p>
      <text:p text:style-name="P4">lw $fp 0($fp)</text:p>
      <text:p text:style-name="P4">jr $ra</text:p>
      <text:p text:style-name="P4">.end g</text:p>
      <text:p text:style-name="P4">endg:</text:p>
      <text:p text:style-name="P4">lw $t6 8($fp)</text:p>
      <text:p text:style-name="P4">la $a1, params</text:p>
      <text:p text:style-name="P4">sw $t6, 0($a1)</text:p>
      <text:p text:style-name="P4">jal g</text:p>
      <text:p text:style-name="P4">move $t7, $a0</text:p>
      <text:p text:style-name="P4">mul $t8 $t7 2</text:p>
      <text:p text:style-name="P4">move $a0, $t8</text:p>
      <text:p text:style-name="P4">lw $ra 4($fp)</text:p>
      <text:p text:style-name="P4">lw $fp 0($fp)</text:p>
      <text:p text:style-name="P4">jr $ra</text:p>
      <text:p text:style-name="P4">.end f</text:p>
      <text:p text:style-name="P4">main:</text:p>
      <text:p text:style-name="P4">li $v0, 9</text:p>
      <text:p text:style-name="P4">li $a0,16</text:p>
      <text:p text:style-name="P4">syscall</text:p>
      <text:p text:style-name="P4">sw $fp, ($v0)</text:p>
      <text:p text:style-name="P4">sw $ra, 4($v0)</text:p>
      <text:p text:style-name="P4">move $fp, $v0</text:p>
      <text:p text:style-name="P4">li $t1 2</text:p>
      <text:p text:style-name="P4">la $a1, params</text:p>
      <text:p text:style-name="P4">sw $t1, 0($a1)</text:p>
      <text:p text:style-name="P4">jal f</text:p>
      <text:p text:style-name="P4">move $t2, $a0</text:p>
      <text:p text:style-name="P4"><text:soft-page-break/>move $a0, $t2</text:p>
      <text:p text:style-name="P4">lw $ra 4($fp)</text:p>
      <text:p text:style-name="P4">lw $fp 0($fp)</text:p>
      <text:p text:style-name="P4">jr $ra</text:p>
      <text:p text:style-name="P4">.end main</text:p>
      <text:p text:style-name="P4"/>
      <text:p text:style-name="P4">Run: $a0 =16</text:p>
      <text:p text:style-name="P4"/>
      <text:p text:style-name="P4">int f(int a){</text:p>
      <text:p text:style-name="P4"/>
      <text:p text:style-name="P4"><text:s text:c="8"/>int g(int b){</text:p>
      <text:p text:style-name="P4"/>
      <text:p text:style-name="P4"><text:s text:c="16"/>return a * b;</text:p>
      <text:p text:style-name="P4"><text:s text:c="8"/>}</text:p>
      <text:p text:style-name="P4"/>
      <text:p text:style-name="P4"><text:s text:c="8"/>return g;</text:p>
      <text:p text:style-name="P4">}</text:p>
      <text:p text:style-name="P4"/>
      <text:p text:style-name="P4">int main(){</text:p>
      <text:p text:style-name="P4"/>
      <text:p text:style-name="P4"><text:s text:c="8"/>int b = 3;</text:p>
      <text:p text:style-name="P4"><text:s text:c="8"/>function a = f(2);</text:p>
      <text:p text:style-name="P4"/>
      <text:p text:style-name="P4"/>
      <text:p text:style-name="P4"><text:s text:c="8"/>return a(b);</text:p>
      <text:p text:style-name="P4">}</text:p>
      <text:p text:style-name="P4"/>
      <text:p text:style-name="P4">--C COMPILER</text:p>
      <text:p text:style-name="P4">f:</text:p>
      <text:p text:style-name="P4">PopArg a;</text:p>
      <text:p text:style-name="P4">g:</text:p>
      <text:p text:style-name="P4">PopArg b;</text:p>
      <text:p text:style-name="P4">$t2 = a;</text:p>
      <text:p text:style-name="P4">$t3 = b;</text:p>
      <text:p text:style-name="P4">$t1 = $t2 * $t3;</text:p>
      <text:p text:style-name="P4">Return <text:s/>$t1;</text:p>
      <text:p text:style-name="P4">.end g</text:p>
      <text:p text:style-name="P4">Return <text:s/>g;</text:p>
      <text:p text:style-name="P4">.end f</text:p>
      <text:p text:style-name="P4">main:</text:p>
      <text:p text:style-name="P4">$t1 = 3;</text:p>
      <text:p text:style-name="P4">b = $t1;</text:p>
      <text:p text:style-name="P4">$t2 = 2;</text:p>
      <text:p text:style-name="P4">PushParam $t2;</text:p>
      <text:p text:style-name="P4">$t3 = LCall f;</text:p>
      <text:p text:style-name="P4">$t4 = $t3;</text:p>
      <text:p text:style-name="P4">a = $t4;</text:p>
      <text:p text:style-name="P4">$t5 = b;</text:p>
      <text:p text:style-name="P4">PushParam $t5;</text:p>
      <text:p text:style-name="P4">$t6 = LCall a;</text:p>
      <text:p text:style-name="P4">Return <text:s/>$t6;</text:p>
      <text:p text:style-name="P4">.end main</text:p>
      <text:p text:style-name="P4"><text:soft-page-break/></text:p>
      <text:p text:style-name="P4"/>
      <text:p text:style-name="P4"/>
      <text:p text:style-name="P4">.data</text:p>
      <text:p text:style-name="P4">params: .word 0</text:p>
      <text:p text:style-name="P4">.text</text:p>
      <text:p text:style-name="P4">.globl <text:s/>main</text:p>
      <text:p text:style-name="P4">_main:</text:p>
      <text:p text:style-name="P4">jal main</text:p>
      <text:p text:style-name="P4">li $v0,10</text:p>
      <text:p text:style-name="P4">syscall</text:p>
      <text:p text:style-name="P4">.end _main</text:p>
      <text:p text:style-name="P4">f:</text:p>
      <text:p text:style-name="P4">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j endg</text:p>
      <text:p text:style-name="P4">g:</text:p>
      <text:p text:style-name="P4">li $v0, 9</text:p>
      <text:p text:style-name="P4">li $a0,12</text:p>
      <text:p text:style-name="P4">syscall</text:p>
      <text:p text:style-name="P4">sw $fp, ($v0)</text:p>
      <text:p text:style-name="P4">sw $ra, 4($v0)</text:p>
      <text:p text:style-name="P4">move $fp, $v0</text:p>
      <text:p text:style-name="P4">lw $t0, 0($a1)</text:p>
      <text:p text:style-name="P4">sw $t0,8($fp)</text:p>
      <text:p text:style-name="P4">move $v1, $fp</text:p>
      <text:p text:style-name="P4">lw $v1, 0($v1)</text:p>
      <text:p text:style-name="P4">lw $t2 8($v1)</text:p>
      <text:p text:style-name="P4">lw $t3 8($fp)</text:p>
      <text:p text:style-name="P4">mul $t1 $t2 $t3</text:p>
      <text:p text:style-name="P4">move $a0, $t1</text:p>
      <text:p text:style-name="P4">lw $ra 4($fp)</text:p>
      <text:p text:style-name="P4">lw $fp 0($fp)</text:p>
      <text:p text:style-name="P4">jr $ra</text:p>
      <text:p text:style-name="P4">.end g</text:p>
      <text:p text:style-name="P4">endg:</text:p>
      <text:p text:style-name="P4">li $v0, 9</text:p>
      <text:p text:style-name="P4">li $a0, 8</text:p>
      <text:p text:style-name="P4">syscall</text:p>
      <text:p text:style-name="P4">la $t0, g</text:p>
      <text:p text:style-name="P4">sw $t0, ($v0)</text:p>
      <text:p text:style-name="P4">sw $fp, 4($v0)</text:p>
      <text:p text:style-name="P4">la $a0, ($v0)</text:p>
      <text:p text:style-name="P4">lw $ra 4($fp)</text:p>
      <text:p text:style-name="P4">lw $fp 0($fp)</text:p>
      <text:p text:style-name="P4">jr $ra</text:p>
      <text:p text:style-name="P4"><text:soft-page-break/>.end f</text:p>
      <text:p text:style-name="P4">main:</text:p>
      <text:p text:style-name="P4">li $v0, 9</text:p>
      <text:p text:style-name="P4">li $a0,32</text:p>
      <text:p text:style-name="P4">syscall</text:p>
      <text:p text:style-name="P4">sw $fp, ($v0)</text:p>
      <text:p text:style-name="P4">sw $ra, 4($v0)</text:p>
      <text:p text:style-name="P4">move $fp, $v0</text:p>
      <text:p text:style-name="P4">li $t1 3</text:p>
      <text:p text:style-name="P4">sw $t1 8($fp)</text:p>
      <text:p text:style-name="P4">li $t2 2</text:p>
      <text:p text:style-name="P4">la $a1, params</text:p>
      <text:p text:style-name="P4">sw $t2, 0($a1)</text:p>
      <text:p text:style-name="P4">jal f</text:p>
      <text:p text:style-name="P4">move $t3, $a0</text:p>
      <text:p text:style-name="P4">move $t4 $t3</text:p>
      <text:p text:style-name="P4">sw $t4 12($fp)</text:p>
      <text:p text:style-name="P4">lw $t5 8($fp)</text:p>
      <text:p text:style-name="P4">la $a1, params</text:p>
      <text:p text:style-name="P4">sw $t5, 0($a1)</text:p>
      <text:p text:style-name="P4">lw $v1, 12($fp)</text:p>
      <text:p text:style-name="P4">sw $s2,16($fp)</text:p>
      <text:p text:style-name="P4">move $s2, $fp</text:p>
      <text:p text:style-name="P4">lw $fp, 4($v1)</text:p>
      <text:p text:style-name="P4">lw $t0, 0($v1)</text:p>
      <text:p text:style-name="P4">jalr $t0</text:p>
      <text:p text:style-name="P4">move $fp, $s2</text:p>
      <text:p text:style-name="P4">lw $s2, 16($fp)</text:p>
      <text:p text:style-name="P4">move $t6, $a0</text:p>
      <text:p text:style-name="P4">move $a0, $t6</text:p>
      <text:p text:style-name="P4">lw $ra 4($fp)</text:p>
      <text:p text:style-name="P4">lw $fp 0($fp)</text:p>
      <text:p text:style-name="P4">jr $ra</text:p>
      <text:p text:style-name="P4">.end main</text:p>
      <text:p text:style-name="P4"/>
      <text:p text:style-name="P4">Run: $a0 = 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ry Martin</meta:initial-creator>
    <meta:creation-date>2016-12-11T13:41:52.26</meta:creation-date>
    <dc:date>2016-12-14T10:31:14.87</dc:date>
    <dc:creator>Harry Martin</dc:creator>
    <meta:editing-duration>PT10H25M48S</meta:editing-duration>
    <meta:editing-cycles>173</meta:editing-cycles>
    <meta:generator>OpenOffice/4.1.2$Win32 OpenOffice.org_project/412m3$Build-9782</meta:generator>
    <meta:document-statistic meta:table-count="0" meta:image-count="0" meta:object-count="0" meta:page-count="55" meta:paragraph-count="2140" meta:word-count="9833" meta:character-count="50758"/>
  </office:meta>
</office:document-meta>
</file>